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1.0654in"/>
    </style:style>
    <style:style style:name="co9" style:family="table-column">
      <style:table-column-properties fo:break-before="auto" style:column-width="0.7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17"/>
    <style:style style:name="ce3" style:family="table-cell" style:parent-style-name="Default" style:data-style-name="N12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column table:style-name="co9" table:default-cell-style-name="ce2"/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/>
          <table:table-cell table:formula="of:=[.A1]" office:value-type="string" office:string-value="BR_M00">
            <text:p>BR_M00</text:p>
          </table:table-cell>
          <table:table-cell table:formula="of:=[.B1]" office:value-type="string" office:string-value="APPS">
            <text:p>APPS</text:p>
          </table:table-cell>
          <table:table-cell table:formula="of:=AVERAGE([.C1:.C123])" office:value-type="float" office:value="39.1883048066097">
            <text:p>39.18830481</text:p>
          </table:table-cell>
          <table:table-cell table:formula="of:=AVERAGE([.D1:.D123])" office:value-type="float" office:value="-112.711839966488">
            <text:p>-112.71183997</text:p>
          </table:table-cell>
          <table:table-cell table:formula="of:=AVERAGE([.E1:.E123])" office:value-type="float" office:value="1396.70502439024">
            <text:p>1396.705</text:p>
          </table:table-cell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/>
          <table:table-cell table:formula="of:=[.A124]" office:value-type="string" office:string-value="BR_M00">
            <text:p>BR_M00</text:p>
          </table:table-cell>
          <table:table-cell table:formula="of:=[.B124]" office:value-type="string" office:string-value="AusPos">
            <text:p>AusPos</text:p>
          </table:table-cell>
          <table:table-cell table:formula="of:=AVERAGE([.C124:.C241])" office:value-type="float" office:value="39.1883049652881">
            <text:p>39.18830497</text:p>
          </table:table-cell>
          <table:table-cell table:formula="of:=AVERAGE([.D124:.D241])" office:value-type="float" office:value="-112.711839697475">
            <text:p>-112.71183970</text:p>
          </table:table-cell>
          <table:table-cell table:formula="of:=AVERAGE([.E124:.E241])" office:value-type="float" office:value="1396.66495762712">
            <text:p>1396.665</text:p>
          </table:table-cell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/>
          <table:table-cell table:formula="of:=[.A242]" office:value-type="string" office:string-value="BR_M00">
            <text:p>BR_M00</text:p>
          </table:table-cell>
          <table:table-cell table:formula="of:=[.B242]" office:value-type="string" office:string-value="CSRS">
            <text:p>CSRS</text:p>
          </table:table-cell>
          <table:table-cell table:formula="of:=AVERAGE([.C242:.C356])" office:value-type="float" office:value="39.1883046873305">
            <text:p>39.18830469</text:p>
          </table:table-cell>
          <table:table-cell table:formula="of:=AVERAGE([.D242:.D356])" office:value-type="float" office:value="-112.711839920391">
            <text:p>-112.71183992</text:p>
          </table:table-cell>
          <table:table-cell table:formula="of:=AVERAGE([.E242:.E356])" office:value-type="float" office:value="1396.65501739131">
            <text:p>1396.655</text:p>
          </table:table-cell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/>
          <table:table-cell table:formula="of:=[.A357]" office:value-type="string" office:string-value="BR_M00">
            <text:p>BR_M00</text:p>
          </table:table-cell>
          <table:table-cell table:formula="of:=[.B357]" office:value-type="string" office:string-value="OPUS">
            <text:p>OPUS</text:p>
          </table:table-cell>
          <table:table-cell table:formula="of:=AVERAGE([.C357:.C472])" office:value-type="float" office:value="39.1883046429914">
            <text:p>39.18830464</text:p>
          </table:table-cell>
          <table:table-cell table:formula="of:=AVERAGE([.D357:.D472])" office:value-type="float" office:value="-112.711839721379">
            <text:p>-112.71183972</text:p>
          </table:table-cell>
          <table:table-cell table:formula="of:=AVERAGE([.E357:.E472])" office:value-type="float" office:value="1396.63500862069">
            <text:p>1396.635</text:p>
          </table:table-cell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39895">
            <text:p>-112.711839895</text:p>
          </table:table-cell>
          <table:table-cell office:value-type="float" office:value="1396.702">
            <text:p>1396.702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6">
            <text:p>39.188304766</text:p>
          </table:table-cell>
          <table:table-cell office:value-type="float" office:value="-112.711839896">
            <text:p>-112.711839896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763">
            <text:p>39.188304763</text:p>
          </table:table-cell>
          <table:table-cell office:value-type="float" office:value="-112.711839902">
            <text:p>-112.711839902</text:p>
          </table:table-cell>
          <table:table-cell office:value-type="float" office:value="1396.819">
            <text:p>1396.819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16">
            <text:p>39.188304816</text:p>
          </table:table-cell>
          <table:table-cell office:value-type="float" office:value="-112.711839888">
            <text:p>-112.711839888</text:p>
          </table:table-cell>
          <table:table-cell office:value-type="float" office:value="1396.703">
            <text:p>1396.703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PPS</text:p>
          </table:table-cell>
          <table:table-cell office:value-type="float" office:value="39.188304823">
            <text:p>39.188304823</text:p>
          </table:table-cell>
          <table:table-cell office:value-type="float" office:value="-112.711840239">
            <text:p>-112.711840239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2">
            <text:p>39.188304982</text:p>
          </table:table-cell>
          <table:table-cell office:value-type="float" office:value="-112.711839631">
            <text:p>-112.711839631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6">
            <text:p>39.188304926</text:p>
          </table:table-cell>
          <table:table-cell office:value-type="float" office:value="-112.711839633">
            <text:p>-112.711839633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3">
            <text:p>39.188304923</text:p>
          </table:table-cell>
          <table:table-cell office:value-type="float" office:value="-112.711839639">
            <text:p>-112.711839639</text:p>
          </table:table-cell>
          <table:table-cell office:value-type="float" office:value="1396.777">
            <text:p>1396.777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23">
            <text:p>39.188304923</text:p>
          </table:table-cell>
          <table:table-cell office:value-type="float" office:value="-112.711839639">
            <text:p>-112.711839639</text:p>
          </table:table-cell>
          <table:table-cell office:value-type="float" office:value="1396.777">
            <text:p>1396.777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35">
            <text:p>39.188304935</text:p>
          </table:table-cell>
          <table:table-cell office:value-type="float" office:value="-112.711839637">
            <text:p>-112.711839637</text:p>
          </table:table-cell>
          <table:table-cell office:value-type="float" office:value="1396.774">
            <text:p>1396.77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76">
            <text:p>39.188304976</text:p>
          </table:table-cell>
          <table:table-cell office:value-type="float" office:value="-112.711839625">
            <text:p>-112.711839625</text:p>
          </table:table-cell>
          <table:table-cell office:value-type="float" office:value="1396.661">
            <text:p>1396.66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AusPos</text:p>
          </table:table-cell>
          <table:table-cell office:value-type="float" office:value="39.188304983">
            <text:p>39.188304983</text:p>
          </table:table-cell>
          <table:table-cell office:value-type="float" office:value="-112.711839975">
            <text:p>-112.71183997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4">
            <text:p>39.188304704</text:p>
          </table:table-cell>
          <table:table-cell office:value-type="float" office:value="-112.711839855">
            <text:p>-112.711839855</text:p>
          </table:table-cell>
          <table:table-cell office:value-type="float" office:value="1396.65">
            <text:p>1396.65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8">
            <text:p>39.188304648</text:p>
          </table:table-cell>
          <table:table-cell office:value-type="float" office:value="-112.711839857">
            <text:p>-112.711839857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5">
            <text:p>39.188304645</text:p>
          </table:table-cell>
          <table:table-cell office:value-type="float" office:value="-112.711839863">
            <text:p>-112.711839863</text:p>
          </table:table-cell>
          <table:table-cell office:value-type="float" office:value="1396.767">
            <text:p>1396.767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45">
            <text:p>39.188304645</text:p>
          </table:table-cell>
          <table:table-cell office:value-type="float" office:value="-112.711839863">
            <text:p>-112.711839863</text:p>
          </table:table-cell>
          <table:table-cell office:value-type="float" office:value="1396.767">
            <text:p>1396.767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57">
            <text:p>39.188304657</text:p>
          </table:table-cell>
          <table:table-cell office:value-type="float" office:value="-112.711839861">
            <text:p>-112.711839861</text:p>
          </table:table-cell>
          <table:table-cell office:value-type="float" office:value="1396.764">
            <text:p>1396.76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698">
            <text:p>39.188304698</text:p>
          </table:table-cell>
          <table:table-cell office:value-type="float" office:value="-112.711839849">
            <text:p>-112.711839849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CSRS</text:p>
          </table:table-cell>
          <table:table-cell office:value-type="float" office:value="39.188304705">
            <text:p>39.188304705</text:p>
          </table:table-cell>
          <table:table-cell office:value-type="float" office:value="-112.7118402">
            <text:p>-112.711840200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">
            <text:p>39.188304660</text:p>
          </table:table-cell>
          <table:table-cell office:value-type="float" office:value="-112.711839657">
            <text:p>-112.711839657</text:p>
          </table:table-cell>
          <table:table-cell office:value-type="float" office:value="1396.63">
            <text:p>1396.630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4">
            <text:p>39.188304604</text:p>
          </table:table-cell>
          <table:table-cell office:value-type="float" office:value="-112.711839658">
            <text:p>-112.711839658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1">
            <text:p>39.188304601</text:p>
          </table:table-cell>
          <table:table-cell office:value-type="float" office:value="-112.711839664">
            <text:p>-112.711839664</text:p>
          </table:table-cell>
          <table:table-cell office:value-type="float" office:value="1396.747">
            <text:p>1396.747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01">
            <text:p>39.188304601</text:p>
          </table:table-cell>
          <table:table-cell office:value-type="float" office:value="-112.711839664">
            <text:p>-112.711839664</text:p>
          </table:table-cell>
          <table:table-cell office:value-type="float" office:value="1396.747">
            <text:p>1396.747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13">
            <text:p>39.188304613</text:p>
          </table:table-cell>
          <table:table-cell office:value-type="float" office:value="-112.711839663">
            <text:p>-112.711839663</text:p>
          </table:table-cell>
          <table:table-cell office:value-type="float" office:value="1396.744">
            <text:p>1396.74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54">
            <text:p>39.188304654</text:p>
          </table:table-cell>
          <table:table-cell office:value-type="float" office:value="-112.711839651">
            <text:p>-112.711839651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0</text:p>
          </table:table-cell>
          <table:table-cell office:value-type="string">
            <text:p>OPUS</text:p>
          </table:table-cell>
          <table:table-cell office:value-type="float" office:value="39.188304661">
            <text:p>39.188304661</text:p>
          </table:table-cell>
          <table:table-cell office:value-type="float" office:value="-112.711840001">
            <text:p>-112.7118400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66">
            <text:p>39.188305866</text:p>
          </table:table-cell>
          <table:table-cell office:value-type="float" office:value="-112.711835786">
            <text:p>-112.711835786</text:p>
          </table:table-cell>
          <table:table-cell office:value-type="float" office:value="1400.674">
            <text:p>1400.674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PPS</text:p>
          </table:table-cell>
          <table:table-cell office:value-type="float" office:value="39.188305898">
            <text:p>39.188305898</text:p>
          </table:table-cell>
          <table:table-cell office:value-type="float" office:value="-112.711835812">
            <text:p>-112.71183581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25">
            <text:p>39.188306025</text:p>
          </table:table-cell>
          <table:table-cell office:value-type="float" office:value="-112.711835523">
            <text:p>-112.711835523</text:p>
          </table:table-cell>
          <table:table-cell office:value-type="float" office:value="1400.632">
            <text:p>1400.63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AusPos</text:p>
          </table:table-cell>
          <table:table-cell office:value-type="float" office:value="39.188306057">
            <text:p>39.188306057</text:p>
          </table:table-cell>
          <table:table-cell office:value-type="float" office:value="-112.711835549">
            <text:p>-112.711835549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46">
            <text:p>39.188305746</text:p>
          </table:table-cell>
          <table:table-cell office:value-type="float" office:value="-112.711835747">
            <text:p>-112.7118357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CSRS</text:p>
          </table:table-cell>
          <table:table-cell office:value-type="float" office:value="39.188305778">
            <text:p>39.188305778</text:p>
          </table:table-cell>
          <table:table-cell office:value-type="float" office:value="-112.711835772">
            <text:p>-112.71183577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03">
            <text:p>39.188305703</text:p>
          </table:table-cell>
          <table:table-cell office:value-type="float" office:value="-112.711835548">
            <text:p>-112.711835548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1</text:p>
          </table:table-cell>
          <table:table-cell office:value-type="string">
            <text:p>OPUS</text:p>
          </table:table-cell>
          <table:table-cell office:value-type="float" office:value="39.188305735">
            <text:p>39.188305735</text:p>
          </table:table-cell>
          <table:table-cell office:value-type="float" office:value="-112.711835574">
            <text:p>-112.711835574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16">
            <text:p>39.188265516</text:p>
          </table:table-cell>
          <table:table-cell office:value-type="float" office:value="-112.711831341">
            <text:p>-112.711831341</text:p>
          </table:table-cell>
          <table:table-cell office:value-type="float" office:value="1396.704">
            <text:p>1396.704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9">
            <text:p>1396.709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">
            <text:p>39.188265500</text:p>
          </table:table-cell>
          <table:table-cell office:value-type="float" office:value="-112.711831303">
            <text:p>-112.711831303</text:p>
          </table:table-cell>
          <table:table-cell office:value-type="float" office:value="1396.707">
            <text:p>1396.70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PPS</text:p>
          </table:table-cell>
          <table:table-cell office:value-type="float" office:value="39.188265523">
            <text:p>39.188265523</text:p>
          </table:table-cell>
          <table:table-cell office:value-type="float" office:value="-112.711831297">
            <text:p>-112.71183129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75">
            <text:p>39.188265675</text:p>
          </table:table-cell>
          <table:table-cell office:value-type="float" office:value="-112.711831086">
            <text:p>-112.71183108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7">
            <text:p>1396.66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58">
            <text:p>39.188265658</text:p>
          </table:table-cell>
          <table:table-cell office:value-type="float" office:value="-112.711831048">
            <text:p>-112.711831048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AusPos</text:p>
          </table:table-cell>
          <table:table-cell office:value-type="float" office:value="39.188265682">
            <text:p>39.188265682</text:p>
          </table:table-cell>
          <table:table-cell office:value-type="float" office:value="-112.711831042">
            <text:p>-112.711831042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95">
            <text:p>39.188265395</text:p>
          </table:table-cell>
          <table:table-cell office:value-type="float" office:value="-112.711831329">
            <text:p>-112.711831329</text:p>
          </table:table-cell>
          <table:table-cell office:value-type="float" office:value="1396.652">
            <text:p>1396.65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378">
            <text:p>39.188265378</text:p>
          </table:table-cell>
          <table:table-cell office:value-type="float" office:value="-112.711831291">
            <text:p>-112.711831291</text:p>
          </table:table-cell>
          <table:table-cell office:value-type="float" office:value="1396.655">
            <text:p>1396.65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CSRS</text:p>
          </table:table-cell>
          <table:table-cell office:value-type="float" office:value="39.188265402">
            <text:p>39.188265402</text:p>
          </table:table-cell>
          <table:table-cell office:value-type="float" office:value="-112.711831285">
            <text:p>-112.711831285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53">
            <text:p>39.188265353</text:p>
          </table:table-cell>
          <table:table-cell office:value-type="float" office:value="-112.711831114">
            <text:p>-112.711831114</text:p>
          </table:table-cell>
          <table:table-cell office:value-type="float" office:value="1396.632">
            <text:p>1396.632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36">
            <text:p>39.188265336</text:p>
          </table:table-cell>
          <table:table-cell office:value-type="float" office:value="-112.711831076">
            <text:p>-112.711831076</text:p>
          </table:table-cell>
          <table:table-cell office:value-type="float" office:value="1396.635">
            <text:p>1396.635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2</text:p>
          </table:table-cell>
          <table:table-cell office:value-type="string">
            <text:p>OPUS</text:p>
          </table:table-cell>
          <table:table-cell office:value-type="float" office:value="39.18826536">
            <text:p>39.188265360</text:p>
          </table:table-cell>
          <table:table-cell office:value-type="float" office:value="-112.71183107">
            <text:p>-112.711831070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454">
            <text:p>39.188265454</text:p>
          </table:table-cell>
          <table:table-cell office:value-type="float" office:value="-112.711827082">
            <text:p>-112.711827082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PPS</text:p>
          </table:table-cell>
          <table:table-cell office:value-type="float" office:value="39.188265556">
            <text:p>39.188265556</text:p>
          </table:table-cell>
          <table:table-cell office:value-type="float" office:value="-112.711827083">
            <text:p>-112.711827083</text:p>
          </table:table-cell>
          <table:table-cell office:value-type="float" office:value="1400.667">
            <text:p>1400.667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613">
            <text:p>39.188265613</text:p>
          </table:table-cell>
          <table:table-cell office:value-type="float" office:value="-112.711826827">
            <text:p>-112.711826827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AusPos</text:p>
          </table:table-cell>
          <table:table-cell office:value-type="float" office:value="39.188265714">
            <text:p>39.188265714</text:p>
          </table:table-cell>
          <table:table-cell office:value-type="float" office:value="-112.711826828">
            <text:p>-112.711826828</text:p>
          </table:table-cell>
          <table:table-cell office:value-type="float" office:value="1400.625">
            <text:p>1400.62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331">
            <text:p>39.188265331</text:p>
          </table:table-cell>
          <table:table-cell office:value-type="float" office:value="-112.71182707">
            <text:p>-112.711827070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CSRS</text:p>
          </table:table-cell>
          <table:table-cell office:value-type="float" office:value="39.188265432">
            <text:p>39.188265432</text:p>
          </table:table-cell>
          <table:table-cell office:value-type="float" office:value="-112.711827071">
            <text:p>-112.711827071</text:p>
          </table:table-cell>
          <table:table-cell office:value-type="float" office:value="1400.615">
            <text:p>1400.61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29">
            <text:p>39.188265290</text:p>
          </table:table-cell>
          <table:table-cell office:value-type="float" office:value="-112.711826855">
            <text:p>-112.71182685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3</text:p>
          </table:table-cell>
          <table:table-cell office:value-type="string">
            <text:p>OPUS</text:p>
          </table:table-cell>
          <table:table-cell office:value-type="float" office:value="39.188265392">
            <text:p>39.188265392</text:p>
          </table:table-cell>
          <table:table-cell office:value-type="float" office:value="-112.711826856">
            <text:p>-112.711826856</text:p>
          </table:table-cell>
          <table:table-cell office:value-type="float" office:value="1400.595">
            <text:p>1400.59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53">
            <text:p>39.188372953</text:p>
          </table:table-cell>
          <table:table-cell office:value-type="float" office:value="-112.711811127">
            <text:p>-112.711811127</text:p>
          </table:table-cell>
          <table:table-cell office:value-type="float" office:value="1396.705">
            <text:p>1396.705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299">
            <text:p>39.188372990</text:p>
          </table:table-cell>
          <table:table-cell office:value-type="float" office:value="-112.711811128">
            <text:p>-112.711811128</text:p>
          </table:table-cell>
          <table:table-cell office:value-type="float" office:value="1396.708">
            <text:p>1396.70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32">
            <text:p>39.188373032</text:p>
          </table:table-cell>
          <table:table-cell office:value-type="float" office:value="-112.711811157">
            <text:p>-112.711811157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24">
            <text:p>39.188373024</text:p>
          </table:table-cell>
          <table:table-cell office:value-type="float" office:value="-112.711811472">
            <text:p>-112.711811472</text:p>
          </table:table-cell>
          <table:table-cell office:value-type="float" office:value="1396.706">
            <text:p>1396.70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PPS</text:p>
          </table:table-cell>
          <table:table-cell office:value-type="float" office:value="39.188373011">
            <text:p>39.188373011</text:p>
          </table:table-cell>
          <table:table-cell office:value-type="float" office:value="-112.711810918">
            <text:p>-112.711810918</text:p>
          </table:table-cell>
          <table:table-cell office:value-type="float" office:value="1396.71">
            <text:p>1396.710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09">
            <text:p>39.188373109</text:p>
          </table:table-cell>
          <table:table-cell office:value-type="float" office:value="-112.711810849">
            <text:p>-112.711810849</text:p>
          </table:table-cell>
          <table:table-cell office:value-type="float" office:value="1396.663">
            <text:p>1396.66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46">
            <text:p>39.188373146</text:p>
          </table:table-cell>
          <table:table-cell office:value-type="float" office:value="-112.71181085">
            <text:p>-112.711810850</text:p>
          </table:table-cell>
          <table:table-cell office:value-type="float" office:value="1396.666">
            <text:p>1396.66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8">
            <text:p>39.188373188</text:p>
          </table:table-cell>
          <table:table-cell office:value-type="float" office:value="-112.71181088">
            <text:p>-112.711810880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8">
            <text:p>39.188373180</text:p>
          </table:table-cell>
          <table:table-cell office:value-type="float" office:value="-112.711811194">
            <text:p>-112.711811194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AusPos</text:p>
          </table:table-cell>
          <table:table-cell office:value-type="float" office:value="39.188373167">
            <text:p>39.188373167</text:p>
          </table:table-cell>
          <table:table-cell office:value-type="float" office:value="-112.711810641">
            <text:p>-112.711810641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22">
            <text:p>39.188372822</text:p>
          </table:table-cell>
          <table:table-cell office:value-type="float" office:value="-112.711811041">
            <text:p>-112.711811041</text:p>
          </table:table-cell>
          <table:table-cell office:value-type="float" office:value="1396.653">
            <text:p>1396.65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59">
            <text:p>39.188372859</text:p>
          </table:table-cell>
          <table:table-cell office:value-type="float" office:value="-112.711811042">
            <text:p>-112.71181104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902">
            <text:p>39.188372902</text:p>
          </table:table-cell>
          <table:table-cell office:value-type="float" office:value="-112.711811071">
            <text:p>-112.711811071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94">
            <text:p>39.188372894</text:p>
          </table:table-cell>
          <table:table-cell office:value-type="float" office:value="-112.711811385">
            <text:p>-112.711811385</text:p>
          </table:table-cell>
          <table:table-cell office:value-type="float" office:value="1396.654">
            <text:p>1396.65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CSRS</text:p>
          </table:table-cell>
          <table:table-cell office:value-type="float" office:value="39.188372881">
            <text:p>39.188372881</text:p>
          </table:table-cell>
          <table:table-cell office:value-type="float" office:value="-112.711810832">
            <text:p>-112.711810832</text:p>
          </table:table-cell>
          <table:table-cell office:value-type="float" office:value="1396.658">
            <text:p>1396.65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786">
            <text:p>39.188372786</text:p>
          </table:table-cell>
          <table:table-cell office:value-type="float" office:value="-112.711810871">
            <text:p>-112.711810871</text:p>
          </table:table-cell>
          <table:table-cell office:value-type="float" office:value="1396.633">
            <text:p>1396.633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23">
            <text:p>39.188372823</text:p>
          </table:table-cell>
          <table:table-cell office:value-type="float" office:value="-112.711810872">
            <text:p>-112.711810872</text:p>
          </table:table-cell>
          <table:table-cell office:value-type="float" office:value="1396.636">
            <text:p>1396.636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65">
            <text:p>39.188372865</text:p>
          </table:table-cell>
          <table:table-cell office:value-type="float" office:value="-112.711810901">
            <text:p>-112.711810901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57">
            <text:p>39.188372857</text:p>
          </table:table-cell>
          <table:table-cell office:value-type="float" office:value="-112.711811215">
            <text:p>-112.711811215</text:p>
          </table:table-cell>
          <table:table-cell office:value-type="float" office:value="1396.634">
            <text:p>1396.634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4</text:p>
          </table:table-cell>
          <table:table-cell office:value-type="string">
            <text:p>OPUS</text:p>
          </table:table-cell>
          <table:table-cell office:value-type="float" office:value="39.188372844">
            <text:p>39.188372844</text:p>
          </table:table-cell>
          <table:table-cell office:value-type="float" office:value="-112.711810662">
            <text:p>-112.711810662</text:p>
          </table:table-cell>
          <table:table-cell office:value-type="float" office:value="1396.638">
            <text:p>1396.638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09">
            <text:p>39.188372009</text:p>
          </table:table-cell>
          <table:table-cell office:value-type="float" office:value="-112.711807188">
            <text:p>-112.711807188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43">
            <text:p>39.188372043</text:p>
          </table:table-cell>
          <table:table-cell office:value-type="float" office:value="-112.711807186">
            <text:p>-112.711807186</text:p>
          </table:table-cell>
          <table:table-cell office:value-type="float" office:value="1400.672">
            <text:p>1400.672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PPS</text:p>
          </table:table-cell>
          <table:table-cell office:value-type="float" office:value="39.188372019">
            <text:p>39.188372019</text:p>
          </table:table-cell>
          <table:table-cell office:value-type="float" office:value="-112.711807151">
            <text:p>-112.711807151</text:p>
          </table:table-cell>
          <table:table-cell office:value-type="float" office:value="1400.673">
            <text:p>1400.673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65">
            <text:p>39.188372165</text:p>
          </table:table-cell>
          <table:table-cell office:value-type="float" office:value="-112.71180691">
            <text:p>-112.711806910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99">
            <text:p>39.188372199</text:p>
          </table:table-cell>
          <table:table-cell office:value-type="float" office:value="-112.711806909">
            <text:p>-112.711806909</text:p>
          </table:table-cell>
          <table:table-cell office:value-type="float" office:value="1400.63">
            <text:p>1400.63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AusPos</text:p>
          </table:table-cell>
          <table:table-cell office:value-type="float" office:value="39.188372175">
            <text:p>39.188372175</text:p>
          </table:table-cell>
          <table:table-cell office:value-type="float" office:value="-112.711806873">
            <text:p>-112.711806873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77">
            <text:p>39.188371877</text:p>
          </table:table-cell>
          <table:table-cell office:value-type="float" office:value="-112.711807102">
            <text:p>-112.711807102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911">
            <text:p>39.188371911</text:p>
          </table:table-cell>
          <table:table-cell office:value-type="float" office:value="-112.7118071">
            <text:p>-112.711807100</text:p>
          </table:table-cell>
          <table:table-cell office:value-type="float" office:value="1400.62">
            <text:p>1400.62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CSRS</text:p>
          </table:table-cell>
          <table:table-cell office:value-type="float" office:value="39.188371887">
            <text:p>39.188371887</text:p>
          </table:table-cell>
          <table:table-cell office:value-type="float" office:value="-112.711807065">
            <text:p>-112.711807065</text:p>
          </table:table-cell>
          <table:table-cell office:value-type="float" office:value="1400.621">
            <text:p>1400.62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42">
            <text:p>39.188371842</text:p>
          </table:table-cell>
          <table:table-cell office:value-type="float" office:value="-112.711806932">
            <text:p>-112.711806932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76">
            <text:p>39.188371876</text:p>
          </table:table-cell>
          <table:table-cell office:value-type="float" office:value="-112.71180693">
            <text:p>-112.711806930</text:p>
          </table:table-cell>
          <table:table-cell office:value-type="float" office:value="1400.6">
            <text:p>1400.600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5</text:p>
          </table:table-cell>
          <table:table-cell office:value-type="string">
            <text:p>OPUS</text:p>
          </table:table-cell>
          <table:table-cell office:value-type="float" office:value="39.188371852">
            <text:p>39.188371852</text:p>
          </table:table-cell>
          <table:table-cell office:value-type="float" office:value="-112.711806895">
            <text:p>-112.711806895</text:p>
          </table:table-cell>
          <table:table-cell office:value-type="float" office:value="1400.601">
            <text:p>1400.601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916">
            <text:p>39.188337916</text:p>
          </table:table-cell>
          <table:table-cell office:value-type="float" office:value="-112.711833796">
            <text:p>-112.711833796</text:p>
          </table:table-cell>
          <table:table-cell office:value-type="float" office:value="1396.676">
            <text:p>1396.67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54">
            <text:p>39.188337540</text:p>
          </table:table-cell>
          <table:table-cell office:value-type="float" office:value="-112.711833442">
            <text:p>-112.71183344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645">
            <text:p>39.188337645</text:p>
          </table:table-cell>
          <table:table-cell office:value-type="float" office:value="-112.711833692">
            <text:p>-112.711833692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PPS</text:p>
          </table:table-cell>
          <table:table-cell office:value-type="float" office:value="39.188337645">
            <text:p>39.188337645</text:p>
          </table:table-cell>
          <table:table-cell office:value-type="float" office:value="-112.711833692">
            <text:p>-112.711833692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8121">
            <text:p>39.188338121</text:p>
          </table:table-cell>
          <table:table-cell office:value-type="float" office:value="-112.711833496">
            <text:p>-112.711833496</text:p>
          </table:table-cell>
          <table:table-cell office:value-type="float" office:value="1396.662">
            <text:p>1396.662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745">
            <text:p>39.188337745</text:p>
          </table:table-cell>
          <table:table-cell office:value-type="float" office:value="-112.711833143">
            <text:p>-112.711833143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849">
            <text:p>39.188337849</text:p>
          </table:table-cell>
          <table:table-cell office:value-type="float" office:value="-112.711833392">
            <text:p>-112.71183339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AusPos</text:p>
          </table:table-cell>
          <table:table-cell office:value-type="float" office:value="39.188337849">
            <text:p>39.188337849</text:p>
          </table:table-cell>
          <table:table-cell office:value-type="float" office:value="-112.711833392">
            <text:p>-112.711833392</text:p>
          </table:table-cell>
          <table:table-cell office:value-type="float" office:value="1396.656">
            <text:p>1396.656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918">
            <text:p>39.188337918</text:p>
          </table:table-cell>
          <table:table-cell office:value-type="float" office:value="-112.711833655">
            <text:p>-112.711833655</text:p>
          </table:table-cell>
          <table:table-cell office:value-type="float" office:value="1396.657">
            <text:p>1396.65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541">
            <text:p>39.188337541</text:p>
          </table:table-cell>
          <table:table-cell office:value-type="float" office:value="-112.711833303">
            <text:p>-112.711833303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646">
            <text:p>39.188337646</text:p>
          </table:table-cell>
          <table:table-cell office:value-type="float" office:value="-112.711833552">
            <text:p>-112.711833552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CSRS</text:p>
          </table:table-cell>
          <table:table-cell office:value-type="float" office:value="39.188337646">
            <text:p>39.188337646</text:p>
          </table:table-cell>
          <table:table-cell office:value-type="float" office:value="-112.711833552">
            <text:p>-112.711833552</text:p>
          </table:table-cell>
          <table:table-cell office:value-type="float" office:value="1396.651">
            <text:p>1396.651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846">
            <text:p>39.188337846</text:p>
          </table:table-cell>
          <table:table-cell office:value-type="float" office:value="-112.71183349">
            <text:p>-112.711833490</text:p>
          </table:table-cell>
          <table:table-cell office:value-type="float" office:value="1396.637">
            <text:p>1396.637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469">
            <text:p>39.188337469</text:p>
          </table:table-cell>
          <table:table-cell office:value-type="float" office:value="-112.711833137">
            <text:p>-112.711833137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574">
            <text:p>39.188337574</text:p>
          </table:table-cell>
          <table:table-cell office:value-type="float" office:value="-112.711833386">
            <text:p>-112.711833386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6</text:p>
          </table:table-cell>
          <table:table-cell office:value-type="string">
            <text:p>OPUS</text:p>
          </table:table-cell>
          <table:table-cell office:value-type="float" office:value="39.188337574">
            <text:p>39.188337574</text:p>
          </table:table-cell>
          <table:table-cell office:value-type="float" office:value="-112.711833386">
            <text:p>-112.711833386</text:p>
          </table:table-cell>
          <table:table-cell office:value-type="float" office:value="1396.631">
            <text:p>1396.631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85">
            <text:p>39.188335585</text:p>
          </table:table-cell>
          <table:table-cell office:value-type="float" office:value="-112.711830423">
            <text:p>-112.711830423</text:p>
          </table:table-cell>
          <table:table-cell office:value-type="float" office:value="1400.638">
            <text:p>1400.63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692">
            <text:p>39.188335692</text:p>
          </table:table-cell>
          <table:table-cell office:value-type="float" office:value="-112.711830524">
            <text:p>-112.711830524</text:p>
          </table:table-cell>
          <table:table-cell office:value-type="float" office:value="1400.647">
            <text:p>1400.64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PPS</text:p>
          </table:table-cell>
          <table:table-cell office:value-type="float" office:value="39.188335529">
            <text:p>39.188335529</text:p>
          </table:table-cell>
          <table:table-cell office:value-type="float" office:value="-112.711830385">
            <text:p>-112.711830385</text:p>
          </table:table-cell>
          <table:table-cell office:value-type="float" office:value="1400.641">
            <text:p>1400.641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89">
            <text:p>39.188335789</text:p>
          </table:table-cell>
          <table:table-cell office:value-type="float" office:value="-112.711830124">
            <text:p>-112.711830124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897">
            <text:p>39.188335897</text:p>
          </table:table-cell>
          <table:table-cell office:value-type="float" office:value="-112.711830225">
            <text:p>-112.711830225</text:p>
          </table:table-cell>
          <table:table-cell office:value-type="float" office:value="1400.633">
            <text:p>1400.633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AusPos</text:p>
          </table:table-cell>
          <table:table-cell office:value-type="float" office:value="39.188335733">
            <text:p>39.188335733</text:p>
          </table:table-cell>
          <table:table-cell office:value-type="float" office:value="-112.711830086">
            <text:p>-112.711830086</text:p>
          </table:table-cell>
          <table:table-cell office:value-type="float" office:value="1400.627">
            <text:p>1400.627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85">
            <text:p>39.188335585</text:p>
          </table:table-cell>
          <table:table-cell office:value-type="float" office:value="-112.711830285">
            <text:p>-112.711830285</text:p>
          </table:table-cell>
          <table:table-cell office:value-type="float" office:value="1400.619">
            <text:p>1400.61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693">
            <text:p>39.188335693</text:p>
          </table:table-cell>
          <table:table-cell office:value-type="float" office:value="-112.711830386">
            <text:p>-112.711830386</text:p>
          </table:table-cell>
          <table:table-cell office:value-type="float" office:value="1400.628">
            <text:p>1400.62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CSRS</text:p>
          </table:table-cell>
          <table:table-cell office:value-type="float" office:value="39.188335529">
            <text:p>39.188335529</text:p>
          </table:table-cell>
          <table:table-cell office:value-type="float" office:value="-112.711830247">
            <text:p>-112.711830247</text:p>
          </table:table-cell>
          <table:table-cell office:value-type="float" office:value="1400.622">
            <text:p>1400.622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514">
            <text:p>39.188335514</text:p>
          </table:table-cell>
          <table:table-cell office:value-type="float" office:value="-112.711830118">
            <text:p>-112.711830118</text:p>
          </table:table-cell>
          <table:table-cell office:value-type="float" office:value="1400.599">
            <text:p>1400.599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621">
            <text:p>39.188335621</text:p>
          </table:table-cell>
          <table:table-cell office:value-type="float" office:value="-112.711830219">
            <text:p>-112.711830219</text:p>
          </table:table-cell>
          <table:table-cell office:value-type="float" office:value="1400.608">
            <text:p>1400.608</text:p>
          </table:table-cell>
          <table:table-cell table:number-columns-repeated="6"/>
        </table:table-row>
        <table:table-row table:style-name="ro1">
          <table:table-cell office:value-type="string">
            <text:p>BR_M07</text:p>
          </table:table-cell>
          <table:table-cell office:value-type="string">
            <text:p>OPUS</text:p>
          </table:table-cell>
          <table:table-cell office:value-type="float" office:value="39.188335458">
            <text:p>39.188335458</text:p>
          </table:table-cell>
          <table:table-cell office:value-type="float" office:value="-112.71183008">
            <text:p>-112.711830080</text:p>
          </table:table-cell>
          <table:table-cell office:value-type="float" office:value="1400.602">
            <text:p>1400.602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PPS</text:p>
          </table:table-cell>
          <table:table-cell office:value-type="float" office:value="39.188415236">
            <text:p>39.188415236</text:p>
          </table:table-cell>
          <table:table-cell office:value-type="float" office:value="-112.711735999">
            <text:p>-112.711735999</text:p>
          </table:table-cell>
          <table:table-cell office:value-type="float" office:value="1396.683">
            <text:p>1396.683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PPS</text:p>
          </table:table-cell>
          <table:table-cell office:value-type="float" office:value="39.188415236">
            <text:p>39.188415236</text:p>
          </table:table-cell>
          <table:table-cell office:value-type="float" office:value="-112.711735999">
            <text:p>-112.711735999</text:p>
          </table:table-cell>
          <table:table-cell office:value-type="float" office:value="1396.683">
            <text:p>1396.683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PPS</text:p>
          </table:table-cell>
          <table:table-cell office:value-type="float" office:value="39.188415236">
            <text:p>39.188415236</text:p>
          </table:table-cell>
          <table:table-cell office:value-type="float" office:value="-112.711735999">
            <text:p>-112.711735999</text:p>
          </table:table-cell>
          <table:table-cell office:value-type="float" office:value="1396.683">
            <text:p>1396.683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PPS</text:p>
          </table:table-cell>
          <table:table-cell office:value-type="float" office:value="39.188415236">
            <text:p>39.188415236</text:p>
          </table:table-cell>
          <table:table-cell office:value-type="float" office:value="-112.711735999">
            <text:p>-112.711735999</text:p>
          </table:table-cell>
          <table:table-cell office:value-type="float" office:value="1396.683">
            <text:p>1396.683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PPS</text:p>
          </table:table-cell>
          <table:table-cell office:value-type="float" office:value="39.188415236">
            <text:p>39.188415236</text:p>
          </table:table-cell>
          <table:table-cell office:value-type="float" office:value="-112.711735999">
            <text:p>-112.711735999</text:p>
          </table:table-cell>
          <table:table-cell office:value-type="float" office:value="1396.683">
            <text:p>1396.683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PPS</text:p>
          </table:table-cell>
          <table:table-cell office:value-type="float" office:value="39.188415236">
            <text:p>39.188415236</text:p>
          </table:table-cell>
          <table:table-cell office:value-type="float" office:value="-112.711735999">
            <text:p>-112.711735999</text:p>
          </table:table-cell>
          <table:table-cell office:value-type="float" office:value="1396.683">
            <text:p>1396.683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PPS</text:p>
          </table:table-cell>
          <table:table-cell office:value-type="float" office:value="39.188415236">
            <text:p>39.188415236</text:p>
          </table:table-cell>
          <table:table-cell office:value-type="float" office:value="-112.711735999">
            <text:p>-112.711735999</text:p>
          </table:table-cell>
          <table:table-cell office:value-type="float" office:value="1396.683">
            <text:p>1396.683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usPos</text:p>
          </table:table-cell>
          <table:table-cell office:value-type="float" office:value="39.188415428">
            <text:p>39.188415428</text:p>
          </table:table-cell>
          <table:table-cell office:value-type="float" office:value="-112.711735683">
            <text:p>-112.711735683</text:p>
          </table:table-cell>
          <table:table-cell office:value-type="float" office:value="1396.669">
            <text:p>1396.669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usPos</text:p>
          </table:table-cell>
          <table:table-cell office:value-type="float" office:value="39.188415428">
            <text:p>39.188415428</text:p>
          </table:table-cell>
          <table:table-cell office:value-type="float" office:value="-112.711735683">
            <text:p>-112.711735683</text:p>
          </table:table-cell>
          <table:table-cell office:value-type="float" office:value="1396.669">
            <text:p>1396.669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usPos</text:p>
          </table:table-cell>
          <table:table-cell office:value-type="float" office:value="39.188415428">
            <text:p>39.188415428</text:p>
          </table:table-cell>
          <table:table-cell office:value-type="float" office:value="-112.711735683">
            <text:p>-112.711735683</text:p>
          </table:table-cell>
          <table:table-cell office:value-type="float" office:value="1396.669">
            <text:p>1396.669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usPos</text:p>
          </table:table-cell>
          <table:table-cell office:value-type="float" office:value="39.188415428">
            <text:p>39.188415428</text:p>
          </table:table-cell>
          <table:table-cell office:value-type="float" office:value="-112.711735683">
            <text:p>-112.711735683</text:p>
          </table:table-cell>
          <table:table-cell office:value-type="float" office:value="1396.669">
            <text:p>1396.669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usPos</text:p>
          </table:table-cell>
          <table:table-cell office:value-type="float" office:value="39.188415428">
            <text:p>39.188415428</text:p>
          </table:table-cell>
          <table:table-cell office:value-type="float" office:value="-112.711735683">
            <text:p>-112.711735683</text:p>
          </table:table-cell>
          <table:table-cell office:value-type="float" office:value="1396.669">
            <text:p>1396.669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usPos</text:p>
          </table:table-cell>
          <table:table-cell office:value-type="float" office:value="39.188415428">
            <text:p>39.188415428</text:p>
          </table:table-cell>
          <table:table-cell office:value-type="float" office:value="-112.711735683">
            <text:p>-112.711735683</text:p>
          </table:table-cell>
          <table:table-cell office:value-type="float" office:value="1396.669">
            <text:p>1396.669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AusPos</text:p>
          </table:table-cell>
          <table:table-cell office:value-type="float" office:value="39.188415428">
            <text:p>39.188415428</text:p>
          </table:table-cell>
          <table:table-cell office:value-type="float" office:value="-112.711735683">
            <text:p>-112.711735683</text:p>
          </table:table-cell>
          <table:table-cell office:value-type="float" office:value="1396.669">
            <text:p>1396.669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CSRS</text:p>
          </table:table-cell>
          <table:table-cell office:value-type="float" office:value="39.188415197">
            <text:p>39.188415197</text:p>
          </table:table-cell>
          <table:table-cell office:value-type="float" office:value="-112.711735805">
            <text:p>-112.71173580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CSRS</text:p>
          </table:table-cell>
          <table:table-cell office:value-type="float" office:value="39.188415197">
            <text:p>39.188415197</text:p>
          </table:table-cell>
          <table:table-cell office:value-type="float" office:value="-112.711735805">
            <text:p>-112.71173580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CSRS</text:p>
          </table:table-cell>
          <table:table-cell office:value-type="float" office:value="39.188415197">
            <text:p>39.188415197</text:p>
          </table:table-cell>
          <table:table-cell office:value-type="float" office:value="-112.711735805">
            <text:p>-112.71173580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CSRS</text:p>
          </table:table-cell>
          <table:table-cell office:value-type="float" office:value="39.188415197">
            <text:p>39.188415197</text:p>
          </table:table-cell>
          <table:table-cell office:value-type="float" office:value="-112.711735805">
            <text:p>-112.71173580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CSRS</text:p>
          </table:table-cell>
          <table:table-cell office:value-type="float" office:value="39.188415197">
            <text:p>39.188415197</text:p>
          </table:table-cell>
          <table:table-cell office:value-type="float" office:value="-112.711735805">
            <text:p>-112.71173580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CSRS</text:p>
          </table:table-cell>
          <table:table-cell office:value-type="float" office:value="39.188415197">
            <text:p>39.188415197</text:p>
          </table:table-cell>
          <table:table-cell office:value-type="float" office:value="-112.711735805">
            <text:p>-112.71173580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CSRS</text:p>
          </table:table-cell>
          <table:table-cell office:value-type="float" office:value="39.188415197">
            <text:p>39.188415197</text:p>
          </table:table-cell>
          <table:table-cell office:value-type="float" office:value="-112.711735805">
            <text:p>-112.711735805</text:p>
          </table:table-cell>
          <table:table-cell office:value-type="float" office:value="1396.664">
            <text:p>1396.66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OPUS</text:p>
          </table:table-cell>
          <table:table-cell office:value-type="float" office:value="39.18841515">
            <text:p>39.188415150</text:p>
          </table:table-cell>
          <table:table-cell office:value-type="float" office:value="-112.711735672">
            <text:p>-112.711735672</text:p>
          </table:table-cell>
          <table:table-cell office:value-type="float" office:value="1396.644">
            <text:p>1396.64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OPUS</text:p>
          </table:table-cell>
          <table:table-cell office:value-type="float" office:value="39.18841515">
            <text:p>39.188415150</text:p>
          </table:table-cell>
          <table:table-cell office:value-type="float" office:value="-112.711735672">
            <text:p>-112.711735672</text:p>
          </table:table-cell>
          <table:table-cell office:value-type="float" office:value="1396.644">
            <text:p>1396.64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OPUS</text:p>
          </table:table-cell>
          <table:table-cell office:value-type="float" office:value="39.18841515">
            <text:p>39.188415150</text:p>
          </table:table-cell>
          <table:table-cell office:value-type="float" office:value="-112.711735672">
            <text:p>-112.711735672</text:p>
          </table:table-cell>
          <table:table-cell office:value-type="float" office:value="1396.644">
            <text:p>1396.64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OPUS</text:p>
          </table:table-cell>
          <table:table-cell office:value-type="float" office:value="39.18841515">
            <text:p>39.188415150</text:p>
          </table:table-cell>
          <table:table-cell office:value-type="float" office:value="-112.711735672">
            <text:p>-112.711735672</text:p>
          </table:table-cell>
          <table:table-cell office:value-type="float" office:value="1396.644">
            <text:p>1396.64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OPUS</text:p>
          </table:table-cell>
          <table:table-cell office:value-type="float" office:value="39.18841515">
            <text:p>39.188415150</text:p>
          </table:table-cell>
          <table:table-cell office:value-type="float" office:value="-112.711735672">
            <text:p>-112.711735672</text:p>
          </table:table-cell>
          <table:table-cell office:value-type="float" office:value="1396.644">
            <text:p>1396.64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OPUS</text:p>
          </table:table-cell>
          <table:table-cell office:value-type="float" office:value="39.18841515">
            <text:p>39.188415150</text:p>
          </table:table-cell>
          <table:table-cell office:value-type="float" office:value="-112.711735672">
            <text:p>-112.711735672</text:p>
          </table:table-cell>
          <table:table-cell office:value-type="float" office:value="1396.644">
            <text:p>1396.644</text:p>
          </table:table-cell>
          <table:table-cell table:number-columns-repeated="6"/>
        </table:table-row>
        <table:table-row table:style-name="ro1">
          <table:table-cell office:value-type="string">
            <text:p>BR_M08</text:p>
          </table:table-cell>
          <table:table-cell office:value-type="string">
            <text:p>OPUS</text:p>
          </table:table-cell>
          <table:table-cell office:value-type="float" office:value="39.18841515">
            <text:p>39.188415150</text:p>
          </table:table-cell>
          <table:table-cell office:value-type="float" office:value="-112.711735672">
            <text:p>-112.711735672</text:p>
          </table:table-cell>
          <table:table-cell office:value-type="float" office:value="1396.644">
            <text:p>1396.644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651">
            <text:p>39.188412651</text:p>
          </table:table-cell>
          <table:table-cell office:value-type="float" office:value="-112.711733636">
            <text:p>-112.711733636</text:p>
          </table:table-cell>
          <table:table-cell office:value-type="float" office:value="1400.65">
            <text:p>1400.650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651">
            <text:p>39.188412651</text:p>
          </table:table-cell>
          <table:table-cell office:value-type="float" office:value="-112.711733636">
            <text:p>-112.711733636</text:p>
          </table:table-cell>
          <table:table-cell office:value-type="float" office:value="1400.65">
            <text:p>1400.650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651">
            <text:p>39.188412651</text:p>
          </table:table-cell>
          <table:table-cell office:value-type="float" office:value="-112.711733636">
            <text:p>-112.711733636</text:p>
          </table:table-cell>
          <table:table-cell office:value-type="float" office:value="1400.65">
            <text:p>1400.650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651">
            <text:p>39.188412651</text:p>
          </table:table-cell>
          <table:table-cell office:value-type="float" office:value="-112.711733636">
            <text:p>-112.711733636</text:p>
          </table:table-cell>
          <table:table-cell office:value-type="float" office:value="1400.65">
            <text:p>1400.650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651">
            <text:p>39.188412651</text:p>
          </table:table-cell>
          <table:table-cell office:value-type="float" office:value="-112.711733636">
            <text:p>-112.711733636</text:p>
          </table:table-cell>
          <table:table-cell office:value-type="float" office:value="1400.65">
            <text:p>1400.650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651">
            <text:p>39.188412651</text:p>
          </table:table-cell>
          <table:table-cell office:value-type="float" office:value="-112.711733636">
            <text:p>-112.711733636</text:p>
          </table:table-cell>
          <table:table-cell office:value-type="float" office:value="1400.65">
            <text:p>1400.650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745">
            <text:p>39.188412745</text:p>
          </table:table-cell>
          <table:table-cell office:value-type="float" office:value="-112.711733761">
            <text:p>-112.711733761</text:p>
          </table:table-cell>
          <table:table-cell office:value-type="float" office:value="1400.656">
            <text:p>1400.65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745">
            <text:p>39.188412745</text:p>
          </table:table-cell>
          <table:table-cell office:value-type="float" office:value="-112.711733761">
            <text:p>-112.711733761</text:p>
          </table:table-cell>
          <table:table-cell office:value-type="float" office:value="1400.656">
            <text:p>1400.65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745">
            <text:p>39.188412745</text:p>
          </table:table-cell>
          <table:table-cell office:value-type="float" office:value="-112.711733761">
            <text:p>-112.711733761</text:p>
          </table:table-cell>
          <table:table-cell office:value-type="float" office:value="1400.656">
            <text:p>1400.65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745">
            <text:p>39.188412745</text:p>
          </table:table-cell>
          <table:table-cell office:value-type="float" office:value="-112.711733761">
            <text:p>-112.711733761</text:p>
          </table:table-cell>
          <table:table-cell office:value-type="float" office:value="1400.656">
            <text:p>1400.65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PPS</text:p>
          </table:table-cell>
          <table:table-cell office:value-type="float" office:value="39.188412745">
            <text:p>39.188412745</text:p>
          </table:table-cell>
          <table:table-cell office:value-type="float" office:value="-112.711733761">
            <text:p>-112.711733761</text:p>
          </table:table-cell>
          <table:table-cell office:value-type="float" office:value="1400.656">
            <text:p>1400.65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843">
            <text:p>39.188412843</text:p>
          </table:table-cell>
          <table:table-cell office:value-type="float" office:value="-112.71173332">
            <text:p>-112.711733320</text:p>
          </table:table-cell>
          <table:table-cell office:value-type="float" office:value="1400.636">
            <text:p>1400.63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843">
            <text:p>39.188412843</text:p>
          </table:table-cell>
          <table:table-cell office:value-type="float" office:value="-112.71173332">
            <text:p>-112.711733320</text:p>
          </table:table-cell>
          <table:table-cell office:value-type="float" office:value="1400.636">
            <text:p>1400.63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843">
            <text:p>39.188412843</text:p>
          </table:table-cell>
          <table:table-cell office:value-type="float" office:value="-112.71173332">
            <text:p>-112.711733320</text:p>
          </table:table-cell>
          <table:table-cell office:value-type="float" office:value="1400.636">
            <text:p>1400.63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843">
            <text:p>39.188412843</text:p>
          </table:table-cell>
          <table:table-cell office:value-type="float" office:value="-112.71173332">
            <text:p>-112.711733320</text:p>
          </table:table-cell>
          <table:table-cell office:value-type="float" office:value="1400.636">
            <text:p>1400.63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843">
            <text:p>39.188412843</text:p>
          </table:table-cell>
          <table:table-cell office:value-type="float" office:value="-112.71173332">
            <text:p>-112.711733320</text:p>
          </table:table-cell>
          <table:table-cell office:value-type="float" office:value="1400.636">
            <text:p>1400.63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843">
            <text:p>39.188412843</text:p>
          </table:table-cell>
          <table:table-cell office:value-type="float" office:value="-112.71173332">
            <text:p>-112.711733320</text:p>
          </table:table-cell>
          <table:table-cell office:value-type="float" office:value="1400.636">
            <text:p>1400.636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937">
            <text:p>39.188412937</text:p>
          </table:table-cell>
          <table:table-cell office:value-type="float" office:value="-112.711733445">
            <text:p>-112.711733445</text:p>
          </table:table-cell>
          <table:table-cell office:value-type="float" office:value="1400.642">
            <text:p>1400.642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937">
            <text:p>39.188412937</text:p>
          </table:table-cell>
          <table:table-cell office:value-type="float" office:value="-112.711733445">
            <text:p>-112.711733445</text:p>
          </table:table-cell>
          <table:table-cell office:value-type="float" office:value="1400.642">
            <text:p>1400.642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937">
            <text:p>39.188412937</text:p>
          </table:table-cell>
          <table:table-cell office:value-type="float" office:value="-112.711733445">
            <text:p>-112.711733445</text:p>
          </table:table-cell>
          <table:table-cell office:value-type="float" office:value="1400.642">
            <text:p>1400.642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937">
            <text:p>39.188412937</text:p>
          </table:table-cell>
          <table:table-cell office:value-type="float" office:value="-112.711733445">
            <text:p>-112.711733445</text:p>
          </table:table-cell>
          <table:table-cell office:value-type="float" office:value="1400.642">
            <text:p>1400.642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AusPos</text:p>
          </table:table-cell>
          <table:table-cell office:value-type="float" office:value="39.188412937">
            <text:p>39.188412937</text:p>
          </table:table-cell>
          <table:table-cell office:value-type="float" office:value="-112.711733445">
            <text:p>-112.711733445</text:p>
          </table:table-cell>
          <table:table-cell office:value-type="float" office:value="1400.642">
            <text:p>1400.642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611">
            <text:p>39.188412611</text:p>
          </table:table-cell>
          <table:table-cell office:value-type="float" office:value="-112.711733444">
            <text:p>-112.711733444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611">
            <text:p>39.188412611</text:p>
          </table:table-cell>
          <table:table-cell office:value-type="float" office:value="-112.711733444">
            <text:p>-112.711733444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611">
            <text:p>39.188412611</text:p>
          </table:table-cell>
          <table:table-cell office:value-type="float" office:value="-112.711733444">
            <text:p>-112.711733444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611">
            <text:p>39.188412611</text:p>
          </table:table-cell>
          <table:table-cell office:value-type="float" office:value="-112.711733444">
            <text:p>-112.711733444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611">
            <text:p>39.188412611</text:p>
          </table:table-cell>
          <table:table-cell office:value-type="float" office:value="-112.711733444">
            <text:p>-112.711733444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611">
            <text:p>39.188412611</text:p>
          </table:table-cell>
          <table:table-cell office:value-type="float" office:value="-112.711733444">
            <text:p>-112.711733444</text:p>
          </table:table-cell>
          <table:table-cell office:value-type="float" office:value="1400.631">
            <text:p>1400.63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705">
            <text:p>39.188412705</text:p>
          </table:table-cell>
          <table:table-cell office:value-type="float" office:value="-112.711733568">
            <text:p>-112.711733568</text:p>
          </table:table-cell>
          <table:table-cell office:value-type="float" office:value="1400.637">
            <text:p>1400.63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705">
            <text:p>39.188412705</text:p>
          </table:table-cell>
          <table:table-cell office:value-type="float" office:value="-112.711733568">
            <text:p>-112.711733568</text:p>
          </table:table-cell>
          <table:table-cell office:value-type="float" office:value="1400.637">
            <text:p>1400.63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705">
            <text:p>39.188412705</text:p>
          </table:table-cell>
          <table:table-cell office:value-type="float" office:value="-112.711733568">
            <text:p>-112.711733568</text:p>
          </table:table-cell>
          <table:table-cell office:value-type="float" office:value="1400.637">
            <text:p>1400.63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705">
            <text:p>39.188412705</text:p>
          </table:table-cell>
          <table:table-cell office:value-type="float" office:value="-112.711733568">
            <text:p>-112.711733568</text:p>
          </table:table-cell>
          <table:table-cell office:value-type="float" office:value="1400.637">
            <text:p>1400.63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CSRS</text:p>
          </table:table-cell>
          <table:table-cell office:value-type="float" office:value="39.188412705">
            <text:p>39.188412705</text:p>
          </table:table-cell>
          <table:table-cell office:value-type="float" office:value="-112.711733568">
            <text:p>-112.711733568</text:p>
          </table:table-cell>
          <table:table-cell office:value-type="float" office:value="1400.637">
            <text:p>1400.63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564">
            <text:p>39.188412564</text:p>
          </table:table-cell>
          <table:table-cell office:value-type="float" office:value="-112.71173331">
            <text:p>-112.711733310</text:p>
          </table:table-cell>
          <table:table-cell office:value-type="float" office:value="1400.611">
            <text:p>1400.61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564">
            <text:p>39.188412564</text:p>
          </table:table-cell>
          <table:table-cell office:value-type="float" office:value="-112.71173331">
            <text:p>-112.711733310</text:p>
          </table:table-cell>
          <table:table-cell office:value-type="float" office:value="1400.611">
            <text:p>1400.61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564">
            <text:p>39.188412564</text:p>
          </table:table-cell>
          <table:table-cell office:value-type="float" office:value="-112.71173331">
            <text:p>-112.711733310</text:p>
          </table:table-cell>
          <table:table-cell office:value-type="float" office:value="1400.611">
            <text:p>1400.61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564">
            <text:p>39.188412564</text:p>
          </table:table-cell>
          <table:table-cell office:value-type="float" office:value="-112.71173331">
            <text:p>-112.711733310</text:p>
          </table:table-cell>
          <table:table-cell office:value-type="float" office:value="1400.611">
            <text:p>1400.61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564">
            <text:p>39.188412564</text:p>
          </table:table-cell>
          <table:table-cell office:value-type="float" office:value="-112.71173331">
            <text:p>-112.711733310</text:p>
          </table:table-cell>
          <table:table-cell office:value-type="float" office:value="1400.611">
            <text:p>1400.61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564">
            <text:p>39.188412564</text:p>
          </table:table-cell>
          <table:table-cell office:value-type="float" office:value="-112.71173331">
            <text:p>-112.711733310</text:p>
          </table:table-cell>
          <table:table-cell office:value-type="float" office:value="1400.611">
            <text:p>1400.611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658">
            <text:p>39.188412658</text:p>
          </table:table-cell>
          <table:table-cell office:value-type="float" office:value="-112.711733434">
            <text:p>-112.711733434</text:p>
          </table:table-cell>
          <table:table-cell office:value-type="float" office:value="1400.617">
            <text:p>1400.61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658">
            <text:p>39.188412658</text:p>
          </table:table-cell>
          <table:table-cell office:value-type="float" office:value="-112.711733434">
            <text:p>-112.711733434</text:p>
          </table:table-cell>
          <table:table-cell office:value-type="float" office:value="1400.617">
            <text:p>1400.61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658">
            <text:p>39.188412658</text:p>
          </table:table-cell>
          <table:table-cell office:value-type="float" office:value="-112.711733434">
            <text:p>-112.711733434</text:p>
          </table:table-cell>
          <table:table-cell office:value-type="float" office:value="1400.617">
            <text:p>1400.61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658">
            <text:p>39.188412658</text:p>
          </table:table-cell>
          <table:table-cell office:value-type="float" office:value="-112.711733434">
            <text:p>-112.711733434</text:p>
          </table:table-cell>
          <table:table-cell office:value-type="float" office:value="1400.617">
            <text:p>1400.617</text:p>
          </table:table-cell>
          <table:table-cell table:number-columns-repeated="6"/>
        </table:table-row>
        <table:table-row table:style-name="ro1">
          <table:table-cell office:value-type="string">
            <text:p>BR_M09</text:p>
          </table:table-cell>
          <table:table-cell office:value-type="string">
            <text:p>OPUS</text:p>
          </table:table-cell>
          <table:table-cell office:value-type="float" office:value="39.188412658">
            <text:p>39.188412658</text:p>
          </table:table-cell>
          <table:table-cell office:value-type="float" office:value="-112.711733434">
            <text:p>-112.711733434</text:p>
          </table:table-cell>
          <table:table-cell office:value-type="float" office:value="1400.617">
            <text:p>1400.61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33">
            <text:p>39.188396933</text:p>
          </table:table-cell>
          <table:table-cell office:value-type="float" office:value="-112.711781402">
            <text:p>-112.711781402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647">
            <text:p>39.188396647</text:p>
          </table:table-cell>
          <table:table-cell office:value-type="float" office:value="-112.711781261">
            <text:p>-112.711781261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7185">
            <text:p>39.188397185</text:p>
          </table:table-cell>
          <table:table-cell office:value-type="float" office:value="-112.711781548">
            <text:p>-112.711781548</text:p>
          </table:table-cell>
          <table:table-cell office:value-type="float" office:value="1396.684">
            <text:p>1396.684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925">
            <text:p>39.188396925</text:p>
          </table:table-cell>
          <table:table-cell office:value-type="float" office:value="-112.711781413">
            <text:p>-112.711781413</text:p>
          </table:table-cell>
          <table:table-cell office:value-type="float" office:value="1396.687">
            <text:p>1396.687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88">
            <text:p>39.188396880</text:p>
          </table:table-cell>
          <table:table-cell office:value-type="float" office:value="-112.711781468">
            <text:p>-112.711781468</text:p>
          </table:table-cell>
          <table:table-cell office:value-type="float" office:value="1396.679">
            <text:p>1396.679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88">
            <text:p>39.188396880</text:p>
          </table:table-cell>
          <table:table-cell office:value-type="float" office:value="-112.711781468">
            <text:p>-112.711781468</text:p>
          </table:table-cell>
          <table:table-cell office:value-type="float" office:value="1396.679">
            <text:p>1396.679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88">
            <text:p>39.188396880</text:p>
          </table:table-cell>
          <table:table-cell office:value-type="float" office:value="-112.711781468">
            <text:p>-112.711781468</text:p>
          </table:table-cell>
          <table:table-cell office:value-type="float" office:value="1396.679">
            <text:p>1396.679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PPS</text:p>
          </table:table-cell>
          <table:table-cell office:value-type="float" office:value="39.18839688">
            <text:p>39.188396880</text:p>
          </table:table-cell>
          <table:table-cell office:value-type="float" office:value="-112.711781468">
            <text:p>-112.711781468</text:p>
          </table:table-cell>
          <table:table-cell office:value-type="float" office:value="1396.679">
            <text:p>1396.679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31">
            <text:p>39.188397131</text:p>
          </table:table-cell>
          <table:table-cell office:value-type="float" office:value="-112.71178109">
            <text:p>-112.711781090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6845">
            <text:p>39.188396845</text:p>
          </table:table-cell>
          <table:table-cell office:value-type="float" office:value="-112.711780949">
            <text:p>-112.711780949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383">
            <text:p>39.188397383</text:p>
          </table:table-cell>
          <table:table-cell office:value-type="float" office:value="-112.711781236">
            <text:p>-112.711781236</text:p>
          </table:table-cell>
          <table:table-cell office:value-type="float" office:value="1396.67">
            <text:p>1396.67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123">
            <text:p>39.188397123</text:p>
          </table:table-cell>
          <table:table-cell office:value-type="float" office:value="-112.711781101">
            <text:p>-112.711781101</text:p>
          </table:table-cell>
          <table:table-cell office:value-type="float" office:value="1396.673">
            <text:p>1396.673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078">
            <text:p>39.188397078</text:p>
          </table:table-cell>
          <table:table-cell office:value-type="float" office:value="-112.711781157">
            <text:p>-112.71178115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078">
            <text:p>39.188397078</text:p>
          </table:table-cell>
          <table:table-cell office:value-type="float" office:value="-112.711781157">
            <text:p>-112.71178115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078">
            <text:p>39.188397078</text:p>
          </table:table-cell>
          <table:table-cell office:value-type="float" office:value="-112.711781157">
            <text:p>-112.71178115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AusPos</text:p>
          </table:table-cell>
          <table:table-cell office:value-type="float" office:value="39.188397078">
            <text:p>39.188397078</text:p>
          </table:table-cell>
          <table:table-cell office:value-type="float" office:value="-112.711781157">
            <text:p>-112.71178115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13">
            <text:p>39.188396913</text:p>
          </table:table-cell>
          <table:table-cell office:value-type="float" office:value="-112.711781221">
            <text:p>-112.711781221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626">
            <text:p>39.188396626</text:p>
          </table:table-cell>
          <table:table-cell office:value-type="float" office:value="-112.71178108">
            <text:p>-112.711781080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7164">
            <text:p>39.188397164</text:p>
          </table:table-cell>
          <table:table-cell office:value-type="float" office:value="-112.711781367">
            <text:p>-112.711781367</text:p>
          </table:table-cell>
          <table:table-cell office:value-type="float" office:value="1396.665">
            <text:p>1396.66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905">
            <text:p>39.188396905</text:p>
          </table:table-cell>
          <table:table-cell office:value-type="float" office:value="-112.711781232">
            <text:p>-112.711781232</text:p>
          </table:table-cell>
          <table:table-cell office:value-type="float" office:value="1396.668">
            <text:p>1396.66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86">
            <text:p>39.188396860</text:p>
          </table:table-cell>
          <table:table-cell office:value-type="float" office:value="-112.711781287">
            <text:p>-112.711781287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86">
            <text:p>39.188396860</text:p>
          </table:table-cell>
          <table:table-cell office:value-type="float" office:value="-112.711781287">
            <text:p>-112.711781287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86">
            <text:p>39.188396860</text:p>
          </table:table-cell>
          <table:table-cell office:value-type="float" office:value="-112.711781287">
            <text:p>-112.711781287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CSRS</text:p>
          </table:table-cell>
          <table:table-cell office:value-type="float" office:value="39.18839686">
            <text:p>39.188396860</text:p>
          </table:table-cell>
          <table:table-cell office:value-type="float" office:value="-112.711781287">
            <text:p>-112.711781287</text:p>
          </table:table-cell>
          <table:table-cell office:value-type="float" office:value="1396.66">
            <text:p>1396.66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54">
            <text:p>39.188396854</text:p>
          </table:table-cell>
          <table:table-cell office:value-type="float" office:value="-112.71178108">
            <text:p>-112.711781080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568">
            <text:p>39.188396568</text:p>
          </table:table-cell>
          <table:table-cell office:value-type="float" office:value="-112.711780939">
            <text:p>-112.711780939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7106">
            <text:p>39.188397106</text:p>
          </table:table-cell>
          <table:table-cell office:value-type="float" office:value="-112.711781226">
            <text:p>-112.711781226</text:p>
          </table:table-cell>
          <table:table-cell office:value-type="float" office:value="1396.645">
            <text:p>1396.645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46">
            <text:p>39.188396846</text:p>
          </table:table-cell>
          <table:table-cell office:value-type="float" office:value="-112.711781091">
            <text:p>-112.711781091</text:p>
          </table:table-cell>
          <table:table-cell office:value-type="float" office:value="1396.648">
            <text:p>1396.648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01">
            <text:p>39.188396801</text:p>
          </table:table-cell>
          <table:table-cell office:value-type="float" office:value="-112.711781147">
            <text:p>-112.711781147</text:p>
          </table:table-cell>
          <table:table-cell office:value-type="float" office:value="1396.64">
            <text:p>1396.64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01">
            <text:p>39.188396801</text:p>
          </table:table-cell>
          <table:table-cell office:value-type="float" office:value="-112.711781147">
            <text:p>-112.711781147</text:p>
          </table:table-cell>
          <table:table-cell office:value-type="float" office:value="1396.64">
            <text:p>1396.64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01">
            <text:p>39.188396801</text:p>
          </table:table-cell>
          <table:table-cell office:value-type="float" office:value="-112.711781147">
            <text:p>-112.711781147</text:p>
          </table:table-cell>
          <table:table-cell office:value-type="float" office:value="1396.64">
            <text:p>1396.640</text:p>
          </table:table-cell>
          <table:table-cell table:number-columns-repeated="6"/>
        </table:table-row>
        <table:table-row table:style-name="ro1">
          <table:table-cell office:value-type="string">
            <text:p>BR_M10</text:p>
          </table:table-cell>
          <table:table-cell office:value-type="string">
            <text:p>OPUS</text:p>
          </table:table-cell>
          <table:table-cell office:value-type="float" office:value="39.188396801">
            <text:p>39.188396801</text:p>
          </table:table-cell>
          <table:table-cell office:value-type="float" office:value="-112.711781147">
            <text:p>-112.711781147</text:p>
          </table:table-cell>
          <table:table-cell office:value-type="float" office:value="1396.64">
            <text:p>1396.640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912">
            <text:p>39.188393912</text:p>
          </table:table-cell>
          <table:table-cell office:value-type="float" office:value="-112.711779955">
            <text:p>-112.711779955</text:p>
          </table:table-cell>
          <table:table-cell office:value-type="float" office:value="1400.648">
            <text:p>1400.648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851">
            <text:p>39.188393851</text:p>
          </table:table-cell>
          <table:table-cell office:value-type="float" office:value="-112.711780029">
            <text:p>-112.711780029</text:p>
          </table:table-cell>
          <table:table-cell office:value-type="float" office:value="1400.643">
            <text:p>1400.643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851">
            <text:p>39.188393851</text:p>
          </table:table-cell>
          <table:table-cell office:value-type="float" office:value="-112.711780029">
            <text:p>-112.711780029</text:p>
          </table:table-cell>
          <table:table-cell office:value-type="float" office:value="1400.643">
            <text:p>1400.643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PPS</text:p>
          </table:table-cell>
          <table:table-cell office:value-type="float" office:value="39.188393851">
            <text:p>39.188393851</text:p>
          </table:table-cell>
          <table:table-cell office:value-type="float" office:value="-112.711780029">
            <text:p>-112.711780029</text:p>
          </table:table-cell>
          <table:table-cell office:value-type="float" office:value="1400.643">
            <text:p>1400.643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11">
            <text:p>39.188394110</text:p>
          </table:table-cell>
          <table:table-cell office:value-type="float" office:value="-112.711779643">
            <text:p>-112.711779643</text:p>
          </table:table-cell>
          <table:table-cell office:value-type="float" office:value="1400.634">
            <text:p>1400.63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049">
            <text:p>39.188394049</text:p>
          </table:table-cell>
          <table:table-cell office:value-type="float" office:value="-112.711779718">
            <text:p>-112.711779718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049">
            <text:p>39.188394049</text:p>
          </table:table-cell>
          <table:table-cell office:value-type="float" office:value="-112.711779718">
            <text:p>-112.711779718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AusPos</text:p>
          </table:table-cell>
          <table:table-cell office:value-type="float" office:value="39.188394049">
            <text:p>39.188394049</text:p>
          </table:table-cell>
          <table:table-cell office:value-type="float" office:value="-112.711779718">
            <text:p>-112.711779718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91">
            <text:p>39.188393891</text:p>
          </table:table-cell>
          <table:table-cell office:value-type="float" office:value="-112.711779776">
            <text:p>-112.711779776</text:p>
          </table:table-cell>
          <table:table-cell office:value-type="float" office:value="1400.629">
            <text:p>1400.62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3">
            <text:p>39.188393830</text:p>
          </table:table-cell>
          <table:table-cell office:value-type="float" office:value="-112.71177985">
            <text:p>-112.711779850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3">
            <text:p>39.188393830</text:p>
          </table:table-cell>
          <table:table-cell office:value-type="float" office:value="-112.71177985">
            <text:p>-112.711779850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CSRS</text:p>
          </table:table-cell>
          <table:table-cell office:value-type="float" office:value="39.18839383">
            <text:p>39.188393830</text:p>
          </table:table-cell>
          <table:table-cell office:value-type="float" office:value="-112.71177985">
            <text:p>-112.711779850</text:p>
          </table:table-cell>
          <table:table-cell office:value-type="float" office:value="1400.624">
            <text:p>1400.62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833">
            <text:p>39.188393833</text:p>
          </table:table-cell>
          <table:table-cell office:value-type="float" office:value="-112.711779634">
            <text:p>-112.711779634</text:p>
          </table:table-cell>
          <table:table-cell office:value-type="float" office:value="1400.609">
            <text:p>1400.609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772">
            <text:p>39.188393772</text:p>
          </table:table-cell>
          <table:table-cell office:value-type="float" office:value="-112.711779708">
            <text:p>-112.711779708</text:p>
          </table:table-cell>
          <table:table-cell office:value-type="float" office:value="1400.604">
            <text:p>1400.60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772">
            <text:p>39.188393772</text:p>
          </table:table-cell>
          <table:table-cell office:value-type="float" office:value="-112.711779708">
            <text:p>-112.711779708</text:p>
          </table:table-cell>
          <table:table-cell office:value-type="float" office:value="1400.604">
            <text:p>1400.604</text:p>
          </table:table-cell>
          <table:table-cell table:number-columns-repeated="6"/>
        </table:table-row>
        <table:table-row table:style-name="ro1">
          <table:table-cell office:value-type="string">
            <text:p>BR_M11</text:p>
          </table:table-cell>
          <table:table-cell office:value-type="string">
            <text:p>OPUS</text:p>
          </table:table-cell>
          <table:table-cell office:value-type="float" office:value="39.188393772">
            <text:p>39.188393772</text:p>
          </table:table-cell>
          <table:table-cell office:value-type="float" office:value="-112.711779708">
            <text:p>-112.711779708</text:p>
          </table:table-cell>
          <table:table-cell office:value-type="float" office:value="1400.604">
            <text:p>1400.604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PPS</text:p>
          </table:table-cell>
          <table:table-cell office:value-type="float" office:value="39.207980268">
            <text:p>39.207980268</text:p>
          </table:table-cell>
          <table:table-cell office:value-type="float" office:value="-113.121447598">
            <text:p>-113.121447598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AusPos</text:p>
          </table:table-cell>
          <table:table-cell office:value-type="float" office:value="39.207980427">
            <text:p>39.207980427</text:p>
          </table:table-cell>
          <table:table-cell office:value-type="float" office:value="-113.12144775">
            <text:p>-113.121447750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CSRS</text:p>
          </table:table-cell>
          <table:table-cell office:value-type="float" office:value="39.207980482">
            <text:p>39.207980482</text:p>
          </table:table-cell>
          <table:table-cell office:value-type="float" office:value="-113.121447604">
            <text:p>-113.121447604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0</text:p>
          </table:table-cell>
          <table:table-cell office:value-type="string">
            <text:p>OPUS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449">
            <text:p>39.207977449</text:p>
          </table:table-cell>
          <table:table-cell office:value-type="float" office:value="-113.121448933">
            <text:p>-113.12144893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554">
            <text:p>39.207977554</text:p>
          </table:table-cell>
          <table:table-cell office:value-type="float" office:value="-113.121448914">
            <text:p>-113.121448914</text:p>
          </table:table-cell>
          <table:table-cell office:value-type="float" office:value="1548.663">
            <text:p>1548.663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554">
            <text:p>39.207977554</text:p>
          </table:table-cell>
          <table:table-cell office:value-type="float" office:value="-113.121448914">
            <text:p>-113.121448914</text:p>
          </table:table-cell>
          <table:table-cell office:value-type="float" office:value="1548.663">
            <text:p>1548.663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554">
            <text:p>39.207977554</text:p>
          </table:table-cell>
          <table:table-cell office:value-type="float" office:value="-113.121448914">
            <text:p>-113.121448914</text:p>
          </table:table-cell>
          <table:table-cell office:value-type="float" office:value="1548.663">
            <text:p>1548.663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554">
            <text:p>39.207977554</text:p>
          </table:table-cell>
          <table:table-cell office:value-type="float" office:value="-113.121448914">
            <text:p>-113.121448914</text:p>
          </table:table-cell>
          <table:table-cell office:value-type="float" office:value="1548.663">
            <text:p>1548.663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554">
            <text:p>39.207977554</text:p>
          </table:table-cell>
          <table:table-cell office:value-type="float" office:value="-113.121448914">
            <text:p>-113.121448914</text:p>
          </table:table-cell>
          <table:table-cell office:value-type="float" office:value="1548.663">
            <text:p>1548.663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554">
            <text:p>39.207977554</text:p>
          </table:table-cell>
          <table:table-cell office:value-type="float" office:value="-113.121448914">
            <text:p>-113.121448914</text:p>
          </table:table-cell>
          <table:table-cell office:value-type="float" office:value="1548.663">
            <text:p>1548.663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554">
            <text:p>39.207977554</text:p>
          </table:table-cell>
          <table:table-cell office:value-type="float" office:value="-113.121448914">
            <text:p>-113.121448914</text:p>
          </table:table-cell>
          <table:table-cell office:value-type="float" office:value="1548.663">
            <text:p>1548.663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375">
            <text:p>39.207977375</text:p>
          </table:table-cell>
          <table:table-cell office:value-type="float" office:value="-113.121448948">
            <text:p>-113.121448948</text:p>
          </table:table-cell>
          <table:table-cell office:value-type="float" office:value="1548.655">
            <text:p>1548.655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375">
            <text:p>39.207977375</text:p>
          </table:table-cell>
          <table:table-cell office:value-type="float" office:value="-113.121448948">
            <text:p>-113.121448948</text:p>
          </table:table-cell>
          <table:table-cell office:value-type="float" office:value="1548.655">
            <text:p>1548.655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375">
            <text:p>39.207977375</text:p>
          </table:table-cell>
          <table:table-cell office:value-type="float" office:value="-113.121448948">
            <text:p>-113.121448948</text:p>
          </table:table-cell>
          <table:table-cell office:value-type="float" office:value="1548.655">
            <text:p>1548.655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375">
            <text:p>39.207977375</text:p>
          </table:table-cell>
          <table:table-cell office:value-type="float" office:value="-113.121448948">
            <text:p>-113.121448948</text:p>
          </table:table-cell>
          <table:table-cell office:value-type="float" office:value="1548.655">
            <text:p>1548.655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375">
            <text:p>39.207977375</text:p>
          </table:table-cell>
          <table:table-cell office:value-type="float" office:value="-113.121448948">
            <text:p>-113.121448948</text:p>
          </table:table-cell>
          <table:table-cell office:value-type="float" office:value="1548.655">
            <text:p>1548.655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PPS</text:p>
          </table:table-cell>
          <table:table-cell office:value-type="float" office:value="39.207977375">
            <text:p>39.207977375</text:p>
          </table:table-cell>
          <table:table-cell office:value-type="float" office:value="-113.121448948">
            <text:p>-113.121448948</text:p>
          </table:table-cell>
          <table:table-cell office:value-type="float" office:value="1548.655">
            <text:p>1548.655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609">
            <text:p>39.207977609</text:p>
          </table:table-cell>
          <table:table-cell office:value-type="float" office:value="-113.121449086">
            <text:p>-113.121449086</text:p>
          </table:table-cell>
          <table:table-cell office:value-type="float" office:value="1548.627">
            <text:p>1548.627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713">
            <text:p>39.207977713</text:p>
          </table:table-cell>
          <table:table-cell office:value-type="float" office:value="-113.121449067">
            <text:p>-113.121449067</text:p>
          </table:table-cell>
          <table:table-cell office:value-type="float" office:value="1548.628">
            <text:p>1548.628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713">
            <text:p>39.207977713</text:p>
          </table:table-cell>
          <table:table-cell office:value-type="float" office:value="-113.121449067">
            <text:p>-113.121449067</text:p>
          </table:table-cell>
          <table:table-cell office:value-type="float" office:value="1548.628">
            <text:p>1548.628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713">
            <text:p>39.207977713</text:p>
          </table:table-cell>
          <table:table-cell office:value-type="float" office:value="-113.121449067">
            <text:p>-113.121449067</text:p>
          </table:table-cell>
          <table:table-cell office:value-type="float" office:value="1548.628">
            <text:p>1548.628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713">
            <text:p>39.207977713</text:p>
          </table:table-cell>
          <table:table-cell office:value-type="float" office:value="-113.121449067">
            <text:p>-113.121449067</text:p>
          </table:table-cell>
          <table:table-cell office:value-type="float" office:value="1548.628">
            <text:p>1548.628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713">
            <text:p>39.207977713</text:p>
          </table:table-cell>
          <table:table-cell office:value-type="float" office:value="-113.121449067">
            <text:p>-113.121449067</text:p>
          </table:table-cell>
          <table:table-cell office:value-type="float" office:value="1548.628">
            <text:p>1548.628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713">
            <text:p>39.207977713</text:p>
          </table:table-cell>
          <table:table-cell office:value-type="float" office:value="-113.121449067">
            <text:p>-113.121449067</text:p>
          </table:table-cell>
          <table:table-cell office:value-type="float" office:value="1548.628">
            <text:p>1548.628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713">
            <text:p>39.207977713</text:p>
          </table:table-cell>
          <table:table-cell office:value-type="float" office:value="-113.121449067">
            <text:p>-113.121449067</text:p>
          </table:table-cell>
          <table:table-cell office:value-type="float" office:value="1548.628">
            <text:p>1548.628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534">
            <text:p>39.207977534</text:p>
          </table:table-cell>
          <table:table-cell office:value-type="float" office:value="-113.121449101">
            <text:p>-113.121449101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534">
            <text:p>39.207977534</text:p>
          </table:table-cell>
          <table:table-cell office:value-type="float" office:value="-113.121449101">
            <text:p>-113.121449101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534">
            <text:p>39.207977534</text:p>
          </table:table-cell>
          <table:table-cell office:value-type="float" office:value="-113.121449101">
            <text:p>-113.121449101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534">
            <text:p>39.207977534</text:p>
          </table:table-cell>
          <table:table-cell office:value-type="float" office:value="-113.121449101">
            <text:p>-113.121449101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534">
            <text:p>39.207977534</text:p>
          </table:table-cell>
          <table:table-cell office:value-type="float" office:value="-113.121449101">
            <text:p>-113.121449101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AusPos</text:p>
          </table:table-cell>
          <table:table-cell office:value-type="float" office:value="39.207977534">
            <text:p>39.207977534</text:p>
          </table:table-cell>
          <table:table-cell office:value-type="float" office:value="-113.121449101">
            <text:p>-113.121449101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664">
            <text:p>39.207977664</text:p>
          </table:table-cell>
          <table:table-cell office:value-type="float" office:value="-113.121448941">
            <text:p>-113.121448941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768">
            <text:p>39.207977768</text:p>
          </table:table-cell>
          <table:table-cell office:value-type="float" office:value="-113.121448921">
            <text:p>-113.121448921</text:p>
          </table:table-cell>
          <table:table-cell office:value-type="float" office:value="1548.622">
            <text:p>1548.62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768">
            <text:p>39.207977768</text:p>
          </table:table-cell>
          <table:table-cell office:value-type="float" office:value="-113.121448921">
            <text:p>-113.121448921</text:p>
          </table:table-cell>
          <table:table-cell office:value-type="float" office:value="1548.622">
            <text:p>1548.62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768">
            <text:p>39.207977768</text:p>
          </table:table-cell>
          <table:table-cell office:value-type="float" office:value="-113.121448921">
            <text:p>-113.121448921</text:p>
          </table:table-cell>
          <table:table-cell office:value-type="float" office:value="1548.622">
            <text:p>1548.62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768">
            <text:p>39.207977768</text:p>
          </table:table-cell>
          <table:table-cell office:value-type="float" office:value="-113.121448921">
            <text:p>-113.121448921</text:p>
          </table:table-cell>
          <table:table-cell office:value-type="float" office:value="1548.622">
            <text:p>1548.62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768">
            <text:p>39.207977768</text:p>
          </table:table-cell>
          <table:table-cell office:value-type="float" office:value="-113.121448921">
            <text:p>-113.121448921</text:p>
          </table:table-cell>
          <table:table-cell office:value-type="float" office:value="1548.622">
            <text:p>1548.62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768">
            <text:p>39.207977768</text:p>
          </table:table-cell>
          <table:table-cell office:value-type="float" office:value="-113.121448921">
            <text:p>-113.121448921</text:p>
          </table:table-cell>
          <table:table-cell office:value-type="float" office:value="1548.622">
            <text:p>1548.62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768">
            <text:p>39.207977768</text:p>
          </table:table-cell>
          <table:table-cell office:value-type="float" office:value="-113.121448921">
            <text:p>-113.121448921</text:p>
          </table:table-cell>
          <table:table-cell office:value-type="float" office:value="1548.622">
            <text:p>1548.62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589">
            <text:p>39.207977589</text:p>
          </table:table-cell>
          <table:table-cell office:value-type="float" office:value="-113.121448955">
            <text:p>-113.121448955</text:p>
          </table:table-cell>
          <table:table-cell office:value-type="float" office:value="1548.614">
            <text:p>1548.614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589">
            <text:p>39.207977589</text:p>
          </table:table-cell>
          <table:table-cell office:value-type="float" office:value="-113.121448955">
            <text:p>-113.121448955</text:p>
          </table:table-cell>
          <table:table-cell office:value-type="float" office:value="1548.614">
            <text:p>1548.614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589">
            <text:p>39.207977589</text:p>
          </table:table-cell>
          <table:table-cell office:value-type="float" office:value="-113.121448955">
            <text:p>-113.121448955</text:p>
          </table:table-cell>
          <table:table-cell office:value-type="float" office:value="1548.614">
            <text:p>1548.614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589">
            <text:p>39.207977589</text:p>
          </table:table-cell>
          <table:table-cell office:value-type="float" office:value="-113.121448955">
            <text:p>-113.121448955</text:p>
          </table:table-cell>
          <table:table-cell office:value-type="float" office:value="1548.614">
            <text:p>1548.614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589">
            <text:p>39.207977589</text:p>
          </table:table-cell>
          <table:table-cell office:value-type="float" office:value="-113.121448955">
            <text:p>-113.121448955</text:p>
          </table:table-cell>
          <table:table-cell office:value-type="float" office:value="1548.614">
            <text:p>1548.614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CSRS</text:p>
          </table:table-cell>
          <table:table-cell office:value-type="float" office:value="39.207977589">
            <text:p>39.207977589</text:p>
          </table:table-cell>
          <table:table-cell office:value-type="float" office:value="-113.121448955">
            <text:p>-113.121448955</text:p>
          </table:table-cell>
          <table:table-cell office:value-type="float" office:value="1548.614">
            <text:p>1548.614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413">
            <text:p>39.207977413</text:p>
          </table:table-cell>
          <table:table-cell office:value-type="float" office:value="-113.121449039">
            <text:p>-113.121449039</text:p>
          </table:table-cell>
          <table:table-cell office:value-type="float" office:value="1548.619">
            <text:p>1548.619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517">
            <text:p>39.207977517</text:p>
          </table:table-cell>
          <table:table-cell office:value-type="float" office:value="-113.12144902">
            <text:p>-113.121449020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517">
            <text:p>39.207977517</text:p>
          </table:table-cell>
          <table:table-cell office:value-type="float" office:value="-113.12144902">
            <text:p>-113.121449020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517">
            <text:p>39.207977517</text:p>
          </table:table-cell>
          <table:table-cell office:value-type="float" office:value="-113.12144902">
            <text:p>-113.121449020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517">
            <text:p>39.207977517</text:p>
          </table:table-cell>
          <table:table-cell office:value-type="float" office:value="-113.12144902">
            <text:p>-113.121449020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517">
            <text:p>39.207977517</text:p>
          </table:table-cell>
          <table:table-cell office:value-type="float" office:value="-113.12144902">
            <text:p>-113.121449020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517">
            <text:p>39.207977517</text:p>
          </table:table-cell>
          <table:table-cell office:value-type="float" office:value="-113.12144902">
            <text:p>-113.121449020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517">
            <text:p>39.207977517</text:p>
          </table:table-cell>
          <table:table-cell office:value-type="float" office:value="-113.12144902">
            <text:p>-113.121449020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338">
            <text:p>39.207977338</text:p>
          </table:table-cell>
          <table:table-cell office:value-type="float" office:value="-113.121449054">
            <text:p>-113.121449054</text:p>
          </table:table-cell>
          <table:table-cell office:value-type="float" office:value="1548.612">
            <text:p>1548.61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338">
            <text:p>39.207977338</text:p>
          </table:table-cell>
          <table:table-cell office:value-type="float" office:value="-113.121449054">
            <text:p>-113.121449054</text:p>
          </table:table-cell>
          <table:table-cell office:value-type="float" office:value="1548.612">
            <text:p>1548.61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338">
            <text:p>39.207977338</text:p>
          </table:table-cell>
          <table:table-cell office:value-type="float" office:value="-113.121449054">
            <text:p>-113.121449054</text:p>
          </table:table-cell>
          <table:table-cell office:value-type="float" office:value="1548.612">
            <text:p>1548.61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338">
            <text:p>39.207977338</text:p>
          </table:table-cell>
          <table:table-cell office:value-type="float" office:value="-113.121449054">
            <text:p>-113.121449054</text:p>
          </table:table-cell>
          <table:table-cell office:value-type="float" office:value="1548.612">
            <text:p>1548.61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338">
            <text:p>39.207977338</text:p>
          </table:table-cell>
          <table:table-cell office:value-type="float" office:value="-113.121449054">
            <text:p>-113.121449054</text:p>
          </table:table-cell>
          <table:table-cell office:value-type="float" office:value="1548.612">
            <text:p>1548.612</text:p>
          </table:table-cell>
          <table:table-cell table:number-columns-repeated="6"/>
        </table:table-row>
        <table:table-row table:style-name="ro1">
          <table:table-cell office:value-type="string">
            <text:p>LR_M01</text:p>
          </table:table-cell>
          <table:table-cell office:value-type="string">
            <text:p>OPUS</text:p>
          </table:table-cell>
          <table:table-cell office:value-type="float" office:value="39.207977338">
            <text:p>39.207977338</text:p>
          </table:table-cell>
          <table:table-cell office:value-type="float" office:value="-113.121449054">
            <text:p>-113.121449054</text:p>
          </table:table-cell>
          <table:table-cell office:value-type="float" office:value="1548.612">
            <text:p>1548.612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PPS</text:p>
          </table:table-cell>
          <table:table-cell office:value-type="float" office:value="39.208002863">
            <text:p>39.208002863</text:p>
          </table:table-cell>
          <table:table-cell office:value-type="float" office:value="-113.121489784">
            <text:p>-113.121489784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PPS</text:p>
          </table:table-cell>
          <table:table-cell office:value-type="float" office:value="39.208002863">
            <text:p>39.208002863</text:p>
          </table:table-cell>
          <table:table-cell office:value-type="float" office:value="-113.121489784">
            <text:p>-113.121489784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PPS</text:p>
          </table:table-cell>
          <table:table-cell office:value-type="float" office:value="39.208002863">
            <text:p>39.208002863</text:p>
          </table:table-cell>
          <table:table-cell office:value-type="float" office:value="-113.121489784">
            <text:p>-113.121489784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PPS</text:p>
          </table:table-cell>
          <table:table-cell office:value-type="float" office:value="39.208002863">
            <text:p>39.208002863</text:p>
          </table:table-cell>
          <table:table-cell office:value-type="float" office:value="-113.121489784">
            <text:p>-113.121489784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PPS</text:p>
          </table:table-cell>
          <table:table-cell office:value-type="float" office:value="39.208002863">
            <text:p>39.208002863</text:p>
          </table:table-cell>
          <table:table-cell office:value-type="float" office:value="-113.121489784">
            <text:p>-113.121489784</text:p>
          </table:table-cell>
          <table:table-cell office:value-type="float" office:value="1544.708">
            <text:p>1544.708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usPos</text:p>
          </table:table-cell>
          <table:table-cell office:value-type="float" office:value="39.208003033">
            <text:p>39.208003033</text:p>
          </table:table-cell>
          <table:table-cell office:value-type="float" office:value="-113.121489927">
            <text:p>-113.121489927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usPos</text:p>
          </table:table-cell>
          <table:table-cell office:value-type="float" office:value="39.208003033">
            <text:p>39.208003033</text:p>
          </table:table-cell>
          <table:table-cell office:value-type="float" office:value="-113.121489927">
            <text:p>-113.121489927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usPos</text:p>
          </table:table-cell>
          <table:table-cell office:value-type="float" office:value="39.208003033">
            <text:p>39.208003033</text:p>
          </table:table-cell>
          <table:table-cell office:value-type="float" office:value="-113.121489927">
            <text:p>-113.121489927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usPos</text:p>
          </table:table-cell>
          <table:table-cell office:value-type="float" office:value="39.208003033">
            <text:p>39.208003033</text:p>
          </table:table-cell>
          <table:table-cell office:value-type="float" office:value="-113.121489927">
            <text:p>-113.121489927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AusPos</text:p>
          </table:table-cell>
          <table:table-cell office:value-type="float" office:value="39.208003033">
            <text:p>39.208003033</text:p>
          </table:table-cell>
          <table:table-cell office:value-type="float" office:value="-113.121489927">
            <text:p>-113.121489927</text:p>
          </table:table-cell>
          <table:table-cell office:value-type="float" office:value="1544.673">
            <text:p>1544.673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CSRS</text:p>
          </table:table-cell>
          <table:table-cell office:value-type="float" office:value="39.208003087">
            <text:p>39.208003087</text:p>
          </table:table-cell>
          <table:table-cell office:value-type="float" office:value="-113.121489781">
            <text:p>-113.121489781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CSRS</text:p>
          </table:table-cell>
          <table:table-cell office:value-type="float" office:value="39.208003087">
            <text:p>39.208003087</text:p>
          </table:table-cell>
          <table:table-cell office:value-type="float" office:value="-113.121489781">
            <text:p>-113.121489781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CSRS</text:p>
          </table:table-cell>
          <table:table-cell office:value-type="float" office:value="39.208003087">
            <text:p>39.208003087</text:p>
          </table:table-cell>
          <table:table-cell office:value-type="float" office:value="-113.121489781">
            <text:p>-113.121489781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CSRS</text:p>
          </table:table-cell>
          <table:table-cell office:value-type="float" office:value="39.208003087">
            <text:p>39.208003087</text:p>
          </table:table-cell>
          <table:table-cell office:value-type="float" office:value="-113.121489781">
            <text:p>-113.121489781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CSRS</text:p>
          </table:table-cell>
          <table:table-cell office:value-type="float" office:value="39.208003087">
            <text:p>39.208003087</text:p>
          </table:table-cell>
          <table:table-cell office:value-type="float" office:value="-113.121489781">
            <text:p>-113.121489781</text:p>
          </table:table-cell>
          <table:table-cell office:value-type="float" office:value="1544.667">
            <text:p>1544.667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OPUS</text:p>
          </table:table-cell>
          <table:table-cell office:value-type="float" office:value="39.208002838">
            <text:p>39.208002838</text:p>
          </table:table-cell>
          <table:table-cell office:value-type="float" office:value="-113.121489878">
            <text:p>-113.121489878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OPUS</text:p>
          </table:table-cell>
          <table:table-cell office:value-type="float" office:value="39.208002838">
            <text:p>39.208002838</text:p>
          </table:table-cell>
          <table:table-cell office:value-type="float" office:value="-113.121489878">
            <text:p>-113.121489878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OPUS</text:p>
          </table:table-cell>
          <table:table-cell office:value-type="float" office:value="39.208002838">
            <text:p>39.208002838</text:p>
          </table:table-cell>
          <table:table-cell office:value-type="float" office:value="-113.121489878">
            <text:p>-113.121489878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OPUS</text:p>
          </table:table-cell>
          <table:table-cell office:value-type="float" office:value="39.208002838">
            <text:p>39.208002838</text:p>
          </table:table-cell>
          <table:table-cell office:value-type="float" office:value="-113.121489878">
            <text:p>-113.121489878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2</text:p>
          </table:table-cell>
          <table:table-cell office:value-type="string">
            <text:p>OPUS</text:p>
          </table:table-cell>
          <table:table-cell office:value-type="float" office:value="39.208002838">
            <text:p>39.208002838</text:p>
          </table:table-cell>
          <table:table-cell office:value-type="float" office:value="-113.121489878">
            <text:p>-113.121489878</text:p>
          </table:table-cell>
          <table:table-cell office:value-type="float" office:value="1544.665">
            <text:p>1544.665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PPS</text:p>
          </table:table-cell>
          <table:table-cell office:value-type="float" office:value="39.20800068">
            <text:p>39.208000680</text:p>
          </table:table-cell>
          <table:table-cell office:value-type="float" office:value="-113.121492495">
            <text:p>-113.121492495</text:p>
          </table:table-cell>
          <table:table-cell office:value-type="float" office:value="1548.661">
            <text:p>1548.661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PPS</text:p>
          </table:table-cell>
          <table:table-cell office:value-type="float" office:value="39.20800068">
            <text:p>39.208000680</text:p>
          </table:table-cell>
          <table:table-cell office:value-type="float" office:value="-113.121492495">
            <text:p>-113.121492495</text:p>
          </table:table-cell>
          <table:table-cell office:value-type="float" office:value="1548.661">
            <text:p>1548.661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PPS</text:p>
          </table:table-cell>
          <table:table-cell office:value-type="float" office:value="39.20800068">
            <text:p>39.208000680</text:p>
          </table:table-cell>
          <table:table-cell office:value-type="float" office:value="-113.121492495">
            <text:p>-113.121492495</text:p>
          </table:table-cell>
          <table:table-cell office:value-type="float" office:value="1548.661">
            <text:p>1548.661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PPS</text:p>
          </table:table-cell>
          <table:table-cell office:value-type="float" office:value="39.20800068">
            <text:p>39.208000680</text:p>
          </table:table-cell>
          <table:table-cell office:value-type="float" office:value="-113.121492495">
            <text:p>-113.121492495</text:p>
          </table:table-cell>
          <table:table-cell office:value-type="float" office:value="1548.661">
            <text:p>1548.661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usPos</text:p>
          </table:table-cell>
          <table:table-cell office:value-type="float" office:value="39.208000851">
            <text:p>39.208000851</text:p>
          </table:table-cell>
          <table:table-cell office:value-type="float" office:value="-113.121492638">
            <text:p>-113.121492638</text:p>
          </table:table-cell>
          <table:table-cell office:value-type="float" office:value="1548.626">
            <text:p>1548.626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usPos</text:p>
          </table:table-cell>
          <table:table-cell office:value-type="float" office:value="39.208000851">
            <text:p>39.208000851</text:p>
          </table:table-cell>
          <table:table-cell office:value-type="float" office:value="-113.121492638">
            <text:p>-113.121492638</text:p>
          </table:table-cell>
          <table:table-cell office:value-type="float" office:value="1548.626">
            <text:p>1548.626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usPos</text:p>
          </table:table-cell>
          <table:table-cell office:value-type="float" office:value="39.208000851">
            <text:p>39.208000851</text:p>
          </table:table-cell>
          <table:table-cell office:value-type="float" office:value="-113.121492638">
            <text:p>-113.121492638</text:p>
          </table:table-cell>
          <table:table-cell office:value-type="float" office:value="1548.626">
            <text:p>1548.626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AusPos</text:p>
          </table:table-cell>
          <table:table-cell office:value-type="float" office:value="39.208000851">
            <text:p>39.208000851</text:p>
          </table:table-cell>
          <table:table-cell office:value-type="float" office:value="-113.121492638">
            <text:p>-113.121492638</text:p>
          </table:table-cell>
          <table:table-cell office:value-type="float" office:value="1548.626">
            <text:p>1548.626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CSRS</text:p>
          </table:table-cell>
          <table:table-cell office:value-type="float" office:value="39.208000905">
            <text:p>39.208000905</text:p>
          </table:table-cell>
          <table:table-cell office:value-type="float" office:value="-113.121492493">
            <text:p>-113.121492493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CSRS</text:p>
          </table:table-cell>
          <table:table-cell office:value-type="float" office:value="39.208000905">
            <text:p>39.208000905</text:p>
          </table:table-cell>
          <table:table-cell office:value-type="float" office:value="-113.121492493">
            <text:p>-113.121492493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CSRS</text:p>
          </table:table-cell>
          <table:table-cell office:value-type="float" office:value="39.208000905">
            <text:p>39.208000905</text:p>
          </table:table-cell>
          <table:table-cell office:value-type="float" office:value="-113.121492493">
            <text:p>-113.121492493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CSRS</text:p>
          </table:table-cell>
          <table:table-cell office:value-type="float" office:value="39.208000905">
            <text:p>39.208000905</text:p>
          </table:table-cell>
          <table:table-cell office:value-type="float" office:value="-113.121492493">
            <text:p>-113.121492493</text:p>
          </table:table-cell>
          <table:table-cell office:value-type="float" office:value="1548.62">
            <text:p>1548.620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OPUS</text:p>
          </table:table-cell>
          <table:table-cell office:value-type="float" office:value="39.208000656">
            <text:p>39.208000656</text:p>
          </table:table-cell>
          <table:table-cell office:value-type="float" office:value="-113.12149259">
            <text:p>-113.121492590</text:p>
          </table:table-cell>
          <table:table-cell office:value-type="float" office:value="1548.618">
            <text:p>1548.618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OPUS</text:p>
          </table:table-cell>
          <table:table-cell office:value-type="float" office:value="39.208000656">
            <text:p>39.208000656</text:p>
          </table:table-cell>
          <table:table-cell office:value-type="float" office:value="-113.12149259">
            <text:p>-113.121492590</text:p>
          </table:table-cell>
          <table:table-cell office:value-type="float" office:value="1548.618">
            <text:p>1548.618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OPUS</text:p>
          </table:table-cell>
          <table:table-cell office:value-type="float" office:value="39.208000656">
            <text:p>39.208000656</text:p>
          </table:table-cell>
          <table:table-cell office:value-type="float" office:value="-113.12149259">
            <text:p>-113.121492590</text:p>
          </table:table-cell>
          <table:table-cell office:value-type="float" office:value="1548.618">
            <text:p>1548.618</text:p>
          </table:table-cell>
          <table:table-cell table:number-columns-repeated="6"/>
        </table:table-row>
        <table:table-row table:style-name="ro1">
          <table:table-cell office:value-type="string">
            <text:p>LR_M03</text:p>
          </table:table-cell>
          <table:table-cell office:value-type="string">
            <text:p>OPUS</text:p>
          </table:table-cell>
          <table:table-cell office:value-type="float" office:value="39.208000656">
            <text:p>39.208000656</text:p>
          </table:table-cell>
          <table:table-cell office:value-type="float" office:value="-113.12149259">
            <text:p>-113.121492590</text:p>
          </table:table-cell>
          <table:table-cell office:value-type="float" office:value="1548.618">
            <text:p>1548.618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APPS</text:p>
          </table:table-cell>
          <table:table-cell office:value-type="float" office:value="39.207916431">
            <text:p>39.207916431</text:p>
          </table:table-cell>
          <table:table-cell office:value-type="float" office:value="-113.121404788">
            <text:p>-113.121404788</text:p>
          </table:table-cell>
          <table:table-cell office:value-type="float" office:value="1544.713">
            <text:p>1544.713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APPS</text:p>
          </table:table-cell>
          <table:table-cell office:value-type="float" office:value="39.207916431">
            <text:p>39.207916431</text:p>
          </table:table-cell>
          <table:table-cell office:value-type="float" office:value="-113.121404788">
            <text:p>-113.121404788</text:p>
          </table:table-cell>
          <table:table-cell office:value-type="float" office:value="1544.713">
            <text:p>1544.713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APPS</text:p>
          </table:table-cell>
          <table:table-cell office:value-type="float" office:value="39.207916431">
            <text:p>39.207916431</text:p>
          </table:table-cell>
          <table:table-cell office:value-type="float" office:value="-113.121404788">
            <text:p>-113.121404788</text:p>
          </table:table-cell>
          <table:table-cell office:value-type="float" office:value="1544.713">
            <text:p>1544.713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AusPos</text:p>
          </table:table-cell>
          <table:table-cell office:value-type="float" office:value="39.207916579">
            <text:p>39.207916579</text:p>
          </table:table-cell>
          <table:table-cell office:value-type="float" office:value="-113.121404967">
            <text:p>-113.121404967</text:p>
          </table:table-cell>
          <table:table-cell office:value-type="float" office:value="1544.678">
            <text:p>1544.678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AusPos</text:p>
          </table:table-cell>
          <table:table-cell office:value-type="float" office:value="39.207916579">
            <text:p>39.207916579</text:p>
          </table:table-cell>
          <table:table-cell office:value-type="float" office:value="-113.121404967">
            <text:p>-113.121404967</text:p>
          </table:table-cell>
          <table:table-cell office:value-type="float" office:value="1544.678">
            <text:p>1544.678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AusPos</text:p>
          </table:table-cell>
          <table:table-cell office:value-type="float" office:value="39.207916579">
            <text:p>39.207916579</text:p>
          </table:table-cell>
          <table:table-cell office:value-type="float" office:value="-113.121404967">
            <text:p>-113.121404967</text:p>
          </table:table-cell>
          <table:table-cell office:value-type="float" office:value="1544.678">
            <text:p>1544.678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CSRS</text:p>
          </table:table-cell>
          <table:table-cell office:value-type="float" office:value="39.207916634">
            <text:p>39.207916634</text:p>
          </table:table-cell>
          <table:table-cell office:value-type="float" office:value="-113.12140482">
            <text:p>-113.121404820</text:p>
          </table:table-cell>
          <table:table-cell office:value-type="float" office:value="1544.672">
            <text:p>1544.672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CSRS</text:p>
          </table:table-cell>
          <table:table-cell office:value-type="float" office:value="39.207916634">
            <text:p>39.207916634</text:p>
          </table:table-cell>
          <table:table-cell office:value-type="float" office:value="-113.12140482">
            <text:p>-113.121404820</text:p>
          </table:table-cell>
          <table:table-cell office:value-type="float" office:value="1544.672">
            <text:p>1544.672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CSRS</text:p>
          </table:table-cell>
          <table:table-cell office:value-type="float" office:value="39.207916634">
            <text:p>39.207916634</text:p>
          </table:table-cell>
          <table:table-cell office:value-type="float" office:value="-113.12140482">
            <text:p>-113.121404820</text:p>
          </table:table-cell>
          <table:table-cell office:value-type="float" office:value="1544.672">
            <text:p>1544.672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OPUS</text:p>
          </table:table-cell>
          <table:table-cell office:value-type="float" office:value="39.207916382">
            <text:p>39.207916382</text:p>
          </table:table-cell>
          <table:table-cell office:value-type="float" office:value="-113.121404923">
            <text:p>-113.121404923</text:p>
          </table:table-cell>
          <table:table-cell office:value-type="float" office:value="1544.67">
            <text:p>1544.670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OPUS</text:p>
          </table:table-cell>
          <table:table-cell office:value-type="float" office:value="39.207916382">
            <text:p>39.207916382</text:p>
          </table:table-cell>
          <table:table-cell office:value-type="float" office:value="-113.121404923">
            <text:p>-113.121404923</text:p>
          </table:table-cell>
          <table:table-cell office:value-type="float" office:value="1544.67">
            <text:p>1544.670</text:p>
          </table:table-cell>
          <table:table-cell table:number-columns-repeated="6"/>
        </table:table-row>
        <table:table-row table:style-name="ro1">
          <table:table-cell office:value-type="string">
            <text:p>LR_M04</text:p>
          </table:table-cell>
          <table:table-cell office:value-type="string">
            <text:p>OPUS</text:p>
          </table:table-cell>
          <table:table-cell office:value-type="float" office:value="39.207916382">
            <text:p>39.207916382</text:p>
          </table:table-cell>
          <table:table-cell office:value-type="float" office:value="-113.121404923">
            <text:p>-113.121404923</text:p>
          </table:table-cell>
          <table:table-cell office:value-type="float" office:value="1544.67">
            <text:p>1544.670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APPS</text:p>
          </table:table-cell>
          <table:table-cell office:value-type="float" office:value="39.207915022">
            <text:p>39.207915022</text:p>
          </table:table-cell>
          <table:table-cell office:value-type="float" office:value="-113.121408224">
            <text:p>-113.121408224</text:p>
          </table:table-cell>
          <table:table-cell office:value-type="float" office:value="1548.667">
            <text:p>1548.667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APPS</text:p>
          </table:table-cell>
          <table:table-cell office:value-type="float" office:value="39.207915022">
            <text:p>39.207915022</text:p>
          </table:table-cell>
          <table:table-cell office:value-type="float" office:value="-113.121408224">
            <text:p>-113.121408224</text:p>
          </table:table-cell>
          <table:table-cell office:value-type="float" office:value="1548.667">
            <text:p>1548.667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APPS</text:p>
          </table:table-cell>
          <table:table-cell office:value-type="float" office:value="39.207915013">
            <text:p>39.207915013</text:p>
          </table:table-cell>
          <table:table-cell office:value-type="float" office:value="-113.121408351">
            <text:p>-113.121408351</text:p>
          </table:table-cell>
          <table:table-cell office:value-type="float" office:value="1548.664">
            <text:p>1548.664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AusPos</text:p>
          </table:table-cell>
          <table:table-cell office:value-type="float" office:value="39.207915172">
            <text:p>39.207915172</text:p>
          </table:table-cell>
          <table:table-cell office:value-type="float" office:value="-113.121408404">
            <text:p>-113.121408404</text:p>
          </table:table-cell>
          <table:table-cell office:value-type="float" office:value="1548.632">
            <text:p>1548.632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AusPos</text:p>
          </table:table-cell>
          <table:table-cell office:value-type="float" office:value="39.207915172">
            <text:p>39.207915172</text:p>
          </table:table-cell>
          <table:table-cell office:value-type="float" office:value="-113.121408404">
            <text:p>-113.121408404</text:p>
          </table:table-cell>
          <table:table-cell office:value-type="float" office:value="1548.632">
            <text:p>1548.632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AusPos</text:p>
          </table:table-cell>
          <table:table-cell office:value-type="float" office:value="39.207915162">
            <text:p>39.207915162</text:p>
          </table:table-cell>
          <table:table-cell office:value-type="float" office:value="-113.12140853">
            <text:p>-113.121408530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CSRS</text:p>
          </table:table-cell>
          <table:table-cell office:value-type="float" office:value="39.207915227">
            <text:p>39.207915227</text:p>
          </table:table-cell>
          <table:table-cell office:value-type="float" office:value="-113.121408257">
            <text:p>-113.121408257</text:p>
          </table:table-cell>
          <table:table-cell office:value-type="float" office:value="1548.626">
            <text:p>1548.626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CSRS</text:p>
          </table:table-cell>
          <table:table-cell office:value-type="float" office:value="39.207915227">
            <text:p>39.207915227</text:p>
          </table:table-cell>
          <table:table-cell office:value-type="float" office:value="-113.121408257">
            <text:p>-113.121408257</text:p>
          </table:table-cell>
          <table:table-cell office:value-type="float" office:value="1548.626">
            <text:p>1548.626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CSRS</text:p>
          </table:table-cell>
          <table:table-cell office:value-type="float" office:value="39.207915218">
            <text:p>39.207915218</text:p>
          </table:table-cell>
          <table:table-cell office:value-type="float" office:value="-113.121408383">
            <text:p>-113.121408383</text:p>
          </table:table-cell>
          <table:table-cell office:value-type="float" office:value="1548.623">
            <text:p>1548.623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OPUS</text:p>
          </table:table-cell>
          <table:table-cell office:value-type="float" office:value="39.207914974">
            <text:p>39.207914974</text:p>
          </table:table-cell>
          <table:table-cell office:value-type="float" office:value="-113.12140836">
            <text:p>-113.121408360</text:p>
          </table:table-cell>
          <table:table-cell office:value-type="float" office:value="1548.624">
            <text:p>1548.624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OPUS</text:p>
          </table:table-cell>
          <table:table-cell office:value-type="float" office:value="39.207914974">
            <text:p>39.207914974</text:p>
          </table:table-cell>
          <table:table-cell office:value-type="float" office:value="-113.12140836">
            <text:p>-113.121408360</text:p>
          </table:table-cell>
          <table:table-cell office:value-type="float" office:value="1548.624">
            <text:p>1548.624</text:p>
          </table:table-cell>
          <table:table-cell table:number-columns-repeated="6"/>
        </table:table-row>
        <table:table-row table:style-name="ro1">
          <table:table-cell office:value-type="string">
            <text:p>LR_M05</text:p>
          </table:table-cell>
          <table:table-cell office:value-type="string">
            <text:p>OPUS</text:p>
          </table:table-cell>
          <table:table-cell office:value-type="float" office:value="39.207914965">
            <text:p>39.207914965</text:p>
          </table:table-cell>
          <table:table-cell office:value-type="float" office:value="-113.121408486">
            <text:p>-113.121408486</text:p>
          </table:table-cell>
          <table:table-cell office:value-type="float" office:value="1548.621">
            <text:p>1548.62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PPS</text:p>
          </table:table-cell>
          <table:table-cell office:value-type="float" office:value="39.20795403">
            <text:p>39.207954030</text:p>
          </table:table-cell>
          <table:table-cell office:value-type="float" office:value="-113.121422026">
            <text:p>-113.121422026</text:p>
          </table:table-cell>
          <table:table-cell office:value-type="float" office:value="1544.752">
            <text:p>1544.752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PPS</text:p>
          </table:table-cell>
          <table:table-cell office:value-type="float" office:value="39.20795403">
            <text:p>39.207954030</text:p>
          </table:table-cell>
          <table:table-cell office:value-type="float" office:value="-113.121422026">
            <text:p>-113.121422026</text:p>
          </table:table-cell>
          <table:table-cell office:value-type="float" office:value="1544.752">
            <text:p>1544.752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PPS</text:p>
          </table:table-cell>
          <table:table-cell office:value-type="float" office:value="39.20795403">
            <text:p>39.207954030</text:p>
          </table:table-cell>
          <table:table-cell office:value-type="float" office:value="-113.121422026">
            <text:p>-113.121422026</text:p>
          </table:table-cell>
          <table:table-cell office:value-type="float" office:value="1544.752">
            <text:p>1544.752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PPS</text:p>
          </table:table-cell>
          <table:table-cell office:value-type="float" office:value="39.20795403">
            <text:p>39.207954030</text:p>
          </table:table-cell>
          <table:table-cell office:value-type="float" office:value="-113.121422026">
            <text:p>-113.121422026</text:p>
          </table:table-cell>
          <table:table-cell office:value-type="float" office:value="1544.752">
            <text:p>1544.752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PPS</text:p>
          </table:table-cell>
          <table:table-cell office:value-type="float" office:value="39.20795403">
            <text:p>39.207954030</text:p>
          </table:table-cell>
          <table:table-cell office:value-type="float" office:value="-113.121422026">
            <text:p>-113.121422026</text:p>
          </table:table-cell>
          <table:table-cell office:value-type="float" office:value="1544.752">
            <text:p>1544.752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AusPos</text:p>
          </table:table-cell>
          <table:table-cell office:value-type="float" office:value="39.207953983">
            <text:p>39.207953983</text:p>
          </table:table-cell>
          <table:table-cell office:value-type="float" office:value="-113.12142209">
            <text:p>-113.121422090</text:p>
          </table:table-cell>
          <table:table-cell office:value-type="float" office:value="1544.706">
            <text:p>1544.706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CSRS</text:p>
          </table:table-cell>
          <table:table-cell office:value-type="float" office:value="39.207953955">
            <text:p>39.207953955</text:p>
          </table:table-cell>
          <table:table-cell office:value-type="float" office:value="-113.121421903">
            <text:p>-113.121421903</text:p>
          </table:table-cell>
          <table:table-cell office:value-type="float" office:value="1544.714">
            <text:p>1544.714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CSRS</text:p>
          </table:table-cell>
          <table:table-cell office:value-type="float" office:value="39.207953955">
            <text:p>39.207953955</text:p>
          </table:table-cell>
          <table:table-cell office:value-type="float" office:value="-113.121421903">
            <text:p>-113.121421903</text:p>
          </table:table-cell>
          <table:table-cell office:value-type="float" office:value="1544.714">
            <text:p>1544.714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CSRS</text:p>
          </table:table-cell>
          <table:table-cell office:value-type="float" office:value="39.207953955">
            <text:p>39.207953955</text:p>
          </table:table-cell>
          <table:table-cell office:value-type="float" office:value="-113.121421903">
            <text:p>-113.121421903</text:p>
          </table:table-cell>
          <table:table-cell office:value-type="float" office:value="1544.714">
            <text:p>1544.714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CSRS</text:p>
          </table:table-cell>
          <table:table-cell office:value-type="float" office:value="39.207953955">
            <text:p>39.207953955</text:p>
          </table:table-cell>
          <table:table-cell office:value-type="float" office:value="-113.121421903">
            <text:p>-113.121421903</text:p>
          </table:table-cell>
          <table:table-cell office:value-type="float" office:value="1544.714">
            <text:p>1544.714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CSRS</text:p>
          </table:table-cell>
          <table:table-cell office:value-type="float" office:value="39.207953955">
            <text:p>39.207953955</text:p>
          </table:table-cell>
          <table:table-cell office:value-type="float" office:value="-113.121421903">
            <text:p>-113.121421903</text:p>
          </table:table-cell>
          <table:table-cell office:value-type="float" office:value="1544.714">
            <text:p>1544.714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6</text:p>
          </table:table-cell>
          <table:table-cell office:value-type="string">
            <text:p>OPUS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PPS</text:p>
          </table:table-cell>
          <table:table-cell office:value-type="float" office:value="39.207953427">
            <text:p>39.207953427</text:p>
          </table:table-cell>
          <table:table-cell office:value-type="float" office:value="-113.121425935">
            <text:p>-113.121425935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AusPos</text:p>
          </table:table-cell>
          <table:table-cell office:value-type="float" office:value="39.207953382">
            <text:p>39.207953382</text:p>
          </table:table-cell>
          <table:table-cell office:value-type="float" office:value="-113.121426">
            <text:p>-113.121426000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CSRS</text:p>
          </table:table-cell>
          <table:table-cell office:value-type="float" office:value="39.207953354">
            <text:p>39.207953354</text:p>
          </table:table-cell>
          <table:table-cell office:value-type="float" office:value="-113.121425813">
            <text:p>-113.12142581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7</text:p>
          </table:table-cell>
          <table:table-cell office:value-type="string">
            <text:p>OPUS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PPS</text:p>
          </table:table-cell>
          <table:table-cell office:value-type="float" office:value="39.207845693">
            <text:p>39.207845693</text:p>
          </table:table-cell>
          <table:table-cell office:value-type="float" office:value="-113.121418446">
            <text:p>-113.121418446</text:p>
          </table:table-cell>
          <table:table-cell office:value-type="float" office:value="1544.753">
            <text:p>1544.753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AusPos</text:p>
          </table:table-cell>
          <table:table-cell office:value-type="float" office:value="39.207845646">
            <text:p>39.207845646</text:p>
          </table:table-cell>
          <table:table-cell office:value-type="float" office:value="-113.121418555">
            <text:p>-113.121418555</text:p>
          </table:table-cell>
          <table:table-cell office:value-type="float" office:value="1544.707">
            <text:p>1544.707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CSRS</text:p>
          </table:table-cell>
          <table:table-cell office:value-type="float" office:value="39.207845617">
            <text:p>39.207845617</text:p>
          </table:table-cell>
          <table:table-cell office:value-type="float" office:value="-113.121418366">
            <text:p>-113.121418366</text:p>
          </table:table-cell>
          <table:table-cell office:value-type="float" office:value="1544.715">
            <text:p>1544.715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8</text:p>
          </table:table-cell>
          <table:table-cell office:value-type="string">
            <text:p>OPUS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PPS</text:p>
          </table:table-cell>
          <table:table-cell office:value-type="float" office:value="39.207846173">
            <text:p>39.207846173</text:p>
          </table:table-cell>
          <table:table-cell office:value-type="float" office:value="-113.121422487">
            <text:p>-113.121422487</text:p>
          </table:table-cell>
          <table:table-cell office:value-type="float" office:value="1548.711">
            <text:p>1548.711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AusPos</text:p>
          </table:table-cell>
          <table:table-cell office:value-type="float" office:value="39.207846127">
            <text:p>39.207846127</text:p>
          </table:table-cell>
          <table:table-cell office:value-type="float" office:value="-113.121422596">
            <text:p>-113.121422596</text:p>
          </table:table-cell>
          <table:table-cell office:value-type="float" office:value="1548.665">
            <text:p>1548.665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CSRS</text:p>
          </table:table-cell>
          <table:table-cell office:value-type="float" office:value="39.207846099">
            <text:p>39.207846099</text:p>
          </table:table-cell>
          <table:table-cell office:value-type="float" office:value="-113.121422407">
            <text:p>-113.121422407</text:p>
          </table:table-cell>
          <table:table-cell office:value-type="float" office:value="1548.673">
            <text:p>1548.673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09</text:p>
          </table:table-cell>
          <table:table-cell office:value-type="string">
            <text:p>OPUS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PPS</text:p>
          </table:table-cell>
          <table:table-cell office:value-type="float" office:value="39.20788377">
            <text:p>39.207883770</text:p>
          </table:table-cell>
          <table:table-cell office:value-type="float" office:value="-113.121403864">
            <text:p>-113.121403864</text:p>
          </table:table-cell>
          <table:table-cell office:value-type="float" office:value="1544.75">
            <text:p>1544.750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AusPos</text:p>
          </table:table-cell>
          <table:table-cell office:value-type="float" office:value="39.207883719">
            <text:p>39.207883719</text:p>
          </table:table-cell>
          <table:table-cell office:value-type="float" office:value="-113.121403958">
            <text:p>-113.121403958</text:p>
          </table:table-cell>
          <table:table-cell office:value-type="float" office:value="1544.704">
            <text:p>1544.704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CSRS</text:p>
          </table:table-cell>
          <table:table-cell office:value-type="float" office:value="39.207883691">
            <text:p>39.207883691</text:p>
          </table:table-cell>
          <table:table-cell office:value-type="float" office:value="-113.121403769">
            <text:p>-113.121403769</text:p>
          </table:table-cell>
          <table:table-cell office:value-type="float" office:value="1544.712">
            <text:p>1544.712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0</text:p>
          </table:table-cell>
          <table:table-cell office:value-type="string">
            <text:p>OPUS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109">
            <text:p>39.207885109</text:p>
          </table:table-cell>
          <table:table-cell office:value-type="float" office:value="-113.1214072">
            <text:p>-113.121407200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2">
            <text:p>39.207885072</text:p>
          </table:table-cell>
          <table:table-cell office:value-type="float" office:value="-113.121407118">
            <text:p>-113.121407118</text:p>
          </table:table-cell>
          <table:table-cell office:value-type="float" office:value="1548.7">
            <text:p>1548.70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PPS</text:p>
          </table:table-cell>
          <table:table-cell office:value-type="float" office:value="39.207885076">
            <text:p>39.207885076</text:p>
          </table:table-cell>
          <table:table-cell office:value-type="float" office:value="-113.121407309">
            <text:p>-113.121407309</text:p>
          </table:table-cell>
          <table:table-cell office:value-type="float" office:value="1548.696">
            <text:p>1548.696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59">
            <text:p>39.207885059</text:p>
          </table:table-cell>
          <table:table-cell office:value-type="float" office:value="-113.121407293">
            <text:p>-113.121407293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2">
            <text:p>39.207885022</text:p>
          </table:table-cell>
          <table:table-cell office:value-type="float" office:value="-113.121407211">
            <text:p>-113.121407211</text:p>
          </table:table-cell>
          <table:table-cell office:value-type="float" office:value="1548.654">
            <text:p>1548.654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AusPos</text:p>
          </table:table-cell>
          <table:table-cell office:value-type="float" office:value="39.207885026">
            <text:p>39.207885026</text:p>
          </table:table-cell>
          <table:table-cell office:value-type="float" office:value="-113.121407402">
            <text:p>-113.121407402</text:p>
          </table:table-cell>
          <table:table-cell office:value-type="float" office:value="1548.65">
            <text:p>1548.650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5031">
            <text:p>39.207885031</text:p>
          </table:table-cell>
          <table:table-cell office:value-type="float" office:value="-113.121407104">
            <text:p>-113.12140710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4">
            <text:p>39.207884994</text:p>
          </table:table-cell>
          <table:table-cell office:value-type="float" office:value="-113.121407023">
            <text:p>-113.121407023</text:p>
          </table:table-cell>
          <table:table-cell office:value-type="float" office:value="1548.662">
            <text:p>1548.662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CSRS</text:p>
          </table:table-cell>
          <table:table-cell office:value-type="float" office:value="39.207884998">
            <text:p>39.207884998</text:p>
          </table:table-cell>
          <table:table-cell office:value-type="float" office:value="-113.121407214">
            <text:p>-113.121407214</text:p>
          </table:table-cell>
          <table:table-cell office:value-type="float" office:value="1548.658">
            <text:p>1548.658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822">
            <text:p>39.207884822</text:p>
          </table:table-cell>
          <table:table-cell office:value-type="float" office:value="-113.121407231">
            <text:p>-113.121407231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5">
            <text:p>39.207884785</text:p>
          </table:table-cell>
          <table:table-cell office:value-type="float" office:value="-113.121407149">
            <text:p>-113.121407149</text:p>
          </table:table-cell>
          <table:table-cell office:value-type="float" office:value="1548.629">
            <text:p>1548.629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>
          <table:table-cell office:value-type="string">
            <text:p>LR_M11</text:p>
          </table:table-cell>
          <table:table-cell office:value-type="string">
            <text:p>OPUS</text:p>
          </table:table-cell>
          <table:table-cell office:value-type="float" office:value="39.207884789">
            <text:p>39.207884789</text:p>
          </table:table-cell>
          <table:table-cell office:value-type="float" office:value="-113.12140734">
            <text:p>-113.121407340</text:p>
          </table:table-cell>
          <table:table-cell office:value-type="float" office:value="1548.625">
            <text:p>1548.625</text:p>
          </table:table-cell>
          <table:table-cell table:number-columns-repeated="6"/>
        </table:table-row>
        <table:table-row table:style-name="ro1" table:number-rows-repeated="1045379">
          <table:table-cell table:number-columns-repeated="11"/>
        </table:table-row>
        <table:table-row table:style-name="ro1">
          <table:table-cell table:number-columns-repeated="11"/>
        </table:table-row>
      </table:table>
      <table:database-ranges>
        <table:database-range table:target-range-address="Sheet1.A1:Sheet1.E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6" number:min-integer-digits="1"/>
    </number:number-style>
    <number:number-style style:name="N126">
      <number:number number:decimal-places="17" number:min-integer-digits="1"/>
    </number:number-style>
    <number:number-style style:name="N127">
      <number:number number:decimal-places="18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04/16/2011</text:date>, <text:time>19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6T19:24:18</dc:date>
    <dc:creator>Stan Thomas</dc:creator>
    <meta:generator>OpenOffice.org/3.2$Unix OpenOffice.org_project/320m19$Build-9505</meta:generator>
    <meta:editing-duration>PT00H13M07S</meta:editing-duration>
    <meta:editing-cycles>1</meta:editing-cycles>
    <meta:document-statistic meta:table-count="1" meta:cell-count="16000" meta:object-count="0"/>
  </office:meta>
</office:document-meta>
</file>